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Text_20_body">
      <style:text-properties officeooo:rsid="00f9aed3" officeooo:paragraph-rsid="00f9aed3"/>
    </style:style>
    <style:style style:name="P12" style:family="paragraph" style:parent-style-name="Code">
      <style:text-properties officeooo:paragraph-rsid="009b6d1b"/>
    </style:style>
    <style:style style:name="P13" style:family="paragraph" style:parent-style-name="Text_20_body">
      <style:text-properties officeooo:rsid="009998e8"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6">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4">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2">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2">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2">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2">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2">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2">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2">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2">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2">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2">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2">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2">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2">
      <style:text-properties officeooo:rsid="00686851" officeooo:paragraph-rsid="00686851"/>
    </style:style>
    <style:style style:name="P103" style:family="paragraph" style:parent-style-name="Heading_20_3">
      <style:text-properties officeooo:paragraph-rsid="00686851"/>
    </style:style>
    <style:style style:name="P104" style:family="paragraph" style:parent-style-name="Heading_20_4">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2">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2">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2">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2">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2">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2">
      <style:text-properties officeooo:rsid="007a67cf" officeooo:paragraph-rsid="007a67cf"/>
    </style:style>
    <style:style style:name="P143" style:family="paragraph" style:parent-style-name="Heading_20_3">
      <style:text-properties officeooo:paragraph-rsid="007b6ece"/>
    </style:style>
    <style:style style:name="P144" style:family="paragraph" style:parent-style-name="Heading_20_3">
      <style:text-properties officeooo:paragraph-rsid="007a67cf"/>
    </style:style>
    <style:style style:name="P145" style:family="paragraph" style:parent-style-name="Code">
      <style:text-properties officeooo:paragraph-rsid="007dc9b8"/>
    </style:style>
    <style:style style:name="P146" style:family="paragraph" style:parent-style-name="Heading_20_3">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2">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2">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2">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2">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2">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2">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2">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2">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2">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2">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2">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2">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2">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2">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2">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2">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2">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2">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2">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2">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2">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2">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2">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2">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2">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3">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2">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2">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2">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2">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2">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rsid="00e82b96" officeooo:paragraph-rsid="00e82b96"/>
    </style:style>
    <style:style style:name="P350" style:family="paragraph" style:parent-style-name="Text_20_body">
      <style:text-properties officeooo:rsid="00ea2072" officeooo:paragraph-rsid="00ea2072"/>
    </style:style>
    <style:style style:name="P351" style:family="paragraph" style:parent-style-name="Standard">
      <style:text-properties fo:color="#000000" loext:opacity="100%" style:font-name="Droid Sans Mono" fo:font-size="10.5pt" fo:font-weight="normal" officeooo:rsid="00ea2072" officeooo:paragraph-rsid="00ea2072" fo:background-color="#ffffff"/>
    </style:style>
    <style:style style:name="P352" style:family="paragraph" style:parent-style-name="Text_20_body">
      <style:text-properties officeooo:rsid="00e82b96" officeooo:paragraph-rsid="00e82b96"/>
    </style:style>
    <style:style style:name="P353" style:family="paragraph" style:parent-style-name="Text_20_body" style:list-style-name="L32">
      <style:text-properties fo:font-variant="normal" fo:text-transform="none" fo:color="#404040" loext:opacity="100%" fo:letter-spacing="normal" officeooo:rsid="00e82b96" officeooo:paragraph-rsid="00e82b96"/>
    </style:style>
    <style:style style:name="P354" style:family="paragraph" style:parent-style-name="Text_20_body" style:list-style-name="L32">
      <style:text-properties officeooo:paragraph-rsid="00ea2072"/>
    </style:style>
    <style:style style:name="P355" style:family="paragraph" style:parent-style-name="Text_20_body" style:list-style-name="L32">
      <style:text-properties officeooo:paragraph-rsid="00e82b96"/>
    </style:style>
    <style:style style:name="P356" style:family="paragraph" style:parent-style-name="Heading_20_1">
      <style:text-properties officeooo:rsid="00ec06b0" officeooo:paragraph-rsid="00ec06b0"/>
    </style:style>
    <style:style style:name="P357" style:family="paragraph" style:parent-style-name="Text_20_body">
      <style:text-properties officeooo:rsid="00ec06b0" officeooo:paragraph-rsid="00ec06b0"/>
    </style:style>
    <style:style style:name="P358" style:family="paragraph" style:parent-style-name="Standard">
      <style:text-properties fo:color="#000000" loext:opacity="100%" style:font-name="Droid Sans Mono" fo:font-size="10.5pt" fo:font-weight="normal" officeooo:rsid="00ec06b0" officeooo:paragraph-rsid="00ec06b0" fo:background-color="#ffffff"/>
    </style:style>
    <style:style style:name="P359" style:family="paragraph" style:parent-style-name="Text_20_body">
      <style:text-properties officeooo:paragraph-rsid="00ec06b0"/>
    </style:style>
    <style:style style:name="P360" style:family="paragraph" style:parent-style-name="Heading_20_1">
      <style:text-properties officeooo:rsid="00edeef3" officeooo:paragraph-rsid="00edeef3"/>
    </style:style>
    <style:style style:name="P361" style:family="paragraph" style:parent-style-name="Text_20_body">
      <style:text-properties officeooo:rsid="006dc51b" officeooo:paragraph-rsid="00edeef3"/>
    </style:style>
    <style:style style:name="P362" style:family="paragraph" style:parent-style-name="Code">
      <style:text-properties officeooo:paragraph-rsid="00edeef3"/>
    </style:style>
    <style:style style:name="P363" style:family="paragraph" style:parent-style-name="Text_20_body">
      <style:text-properties officeooo:rsid="009b6d1b" officeooo:paragraph-rsid="00edeef3"/>
    </style:style>
    <style:style style:name="P364" style:family="paragraph" style:parent-style-name="Text_20_body">
      <style:text-properties officeooo:rsid="00d64f38" officeooo:paragraph-rsid="00edeef3"/>
    </style:style>
    <style:style style:name="P365" style:family="paragraph" style:parent-style-name="Text_20_body">
      <style:text-properties officeooo:rsid="00d90357" officeooo:paragraph-rsid="00edeef3"/>
    </style:style>
    <style:style style:name="P366" style:family="paragraph" style:parent-style-name="Text_20_body">
      <style:text-properties officeooo:rsid="009998e8" officeooo:paragraph-rsid="00edeef3"/>
    </style:style>
    <style:style style:name="P367" style:family="paragraph" style:parent-style-name="Text_20_body">
      <style:text-properties officeooo:rsid="00edeef3" officeooo:paragraph-rsid="00edeef3"/>
    </style:style>
    <style:style style:name="P368" style:family="paragraph" style:parent-style-name="Heading_20_1">
      <style:text-properties officeooo:rsid="00eecace" officeooo:paragraph-rsid="00eecace"/>
    </style:style>
    <style:style style:name="P369" style:family="paragraph" style:parent-style-name="Text_20_body">
      <style:text-properties officeooo:rsid="006dc51b" officeooo:paragraph-rsid="00eecace"/>
    </style:style>
    <style:style style:name="P370" style:family="paragraph" style:parent-style-name="Code">
      <style:text-properties officeooo:paragraph-rsid="00eecace"/>
    </style:style>
    <style:style style:name="P371" style:family="paragraph" style:parent-style-name="Text_20_body">
      <style:text-properties officeooo:rsid="009b6d1b" officeooo:paragraph-rsid="00eecace"/>
    </style:style>
    <style:style style:name="P372" style:family="paragraph" style:parent-style-name="Text_20_body">
      <style:text-properties officeooo:rsid="00d64f38" officeooo:paragraph-rsid="00eecace"/>
    </style:style>
    <style:style style:name="P373" style:family="paragraph" style:parent-style-name="Text_20_body">
      <style:text-properties officeooo:rsid="00d90357" officeooo:paragraph-rsid="00eecace"/>
    </style:style>
    <style:style style:name="P374" style:family="paragraph" style:parent-style-name="Text_20_body">
      <style:text-properties officeooo:rsid="009998e8" officeooo:paragraph-rsid="00eecace"/>
    </style:style>
    <style:style style:name="P375" style:family="paragraph" style:parent-style-name="Standard">
      <style:text-properties fo:color="#000000" loext:opacity="100%" style:font-name="Droid Sans Mono" fo:font-size="10.5pt" fo:font-weight="normal" officeooo:paragraph-rsid="00eecace" fo:background-color="#ffffff"/>
    </style:style>
    <style:style style:name="P376" style:family="paragraph" style:parent-style-name="Heading_20_1">
      <style:text-properties officeooo:rsid="00f2b682" officeooo:paragraph-rsid="00f2b682"/>
    </style:style>
    <style:style style:name="P377" style:family="paragraph" style:parent-style-name="Text_20_body">
      <style:text-properties officeooo:rsid="006dc51b" officeooo:paragraph-rsid="00f2f13b"/>
    </style:style>
    <style:style style:name="P378" style:family="paragraph" style:parent-style-name="Text_20_body">
      <style:text-properties officeooo:rsid="009b6d1b" officeooo:paragraph-rsid="00f2f13b"/>
    </style:style>
    <style:style style:name="P379" style:family="paragraph" style:parent-style-name="Heading_20_2">
      <style:text-properties officeooo:paragraph-rsid="00f2f13b"/>
    </style:style>
    <style:style style:name="P380" style:family="paragraph" style:parent-style-name="Standard">
      <style:text-properties fo:color="#000000" loext:opacity="100%" style:font-name="Droid Sans Mono" fo:font-size="10.5pt" fo:font-weight="normal" officeooo:paragraph-rsid="00f2b682" fo:background-color="#ffffff"/>
    </style:style>
    <style:style style:name="P381" style:family="paragraph" style:parent-style-name="Code">
      <style:text-properties officeooo:paragraph-rsid="00f2b682"/>
    </style:style>
    <style:style style:name="P382" style:family="paragraph" style:parent-style-name="Text_20_body">
      <style:text-properties officeooo:rsid="009998e8" officeooo:paragraph-rsid="00f2b682"/>
    </style:style>
    <style:style style:name="P383" style:family="paragraph" style:parent-style-name="Text_20_body">
      <style:text-properties officeooo:rsid="00f2b682" officeooo:paragraph-rsid="00f2b682"/>
    </style:style>
    <style:style style:name="P384" style:family="paragraph" style:parent-style-name="Heading_20_1">
      <style:text-properties officeooo:rsid="00f40259" officeooo:paragraph-rsid="00f40259"/>
    </style:style>
    <style:style style:name="P385" style:family="paragraph" style:parent-style-name="Text_20_body">
      <style:text-properties officeooo:rsid="00f40259" officeooo:paragraph-rsid="00f40259"/>
    </style:style>
    <style:style style:name="P386" style:family="paragraph" style:parent-style-name="Standard">
      <style:text-properties fo:color="#000000" loext:opacity="100%" style:font-name="Droid Sans Mono" fo:font-size="10.5pt" fo:font-weight="normal" officeooo:rsid="00f40259" officeooo:paragraph-rsid="00f40259" fo:background-color="#ffffff"/>
    </style:style>
    <style:style style:name="P387" style:family="paragraph" style:parent-style-name="Standard">
      <style:text-properties fo:color="#000000" loext:opacity="100%" style:font-name="Droid Sans Mono" fo:font-size="10.5pt" fo:font-weight="normal" officeooo:paragraph-rsid="00f40259" fo:background-color="#ffffff"/>
    </style:style>
    <style:style style:name="P388" style:family="paragraph" style:parent-style-name="Heading_20_1">
      <style:text-properties officeooo:rsid="00f6b299" officeooo:paragraph-rsid="00f6b299"/>
    </style:style>
    <style:style style:name="P389" style:family="paragraph" style:parent-style-name="Text_20_body">
      <style:text-properties officeooo:rsid="006dc51b" officeooo:paragraph-rsid="00f6b299"/>
    </style:style>
    <style:style style:name="P390" style:family="paragraph" style:parent-style-name="Code">
      <style:text-properties officeooo:paragraph-rsid="00f6b299"/>
    </style:style>
    <style:style style:name="P391" style:family="paragraph" style:parent-style-name="Text_20_body">
      <style:text-properties officeooo:rsid="009b6d1b" officeooo:paragraph-rsid="00f6b299"/>
    </style:style>
    <style:style style:name="P392" style:family="paragraph" style:parent-style-name="Heading_20_2">
      <style:text-properties officeooo:paragraph-rsid="00f6b299"/>
    </style:style>
    <style:style style:name="P393" style:family="paragraph" style:parent-style-name="Standard">
      <style:text-properties fo:color="#000000" loext:opacity="100%" style:font-name="Droid Sans Mono" fo:font-size="10.5pt" fo:font-weight="normal" officeooo:paragraph-rsid="00f6b299" fo:background-color="#ffffff"/>
    </style:style>
    <style:style style:name="P394" style:family="paragraph" style:parent-style-name="Text_20_body">
      <style:text-properties officeooo:rsid="009998e8" officeooo:paragraph-rsid="00f6b299"/>
    </style:style>
    <style:style style:name="P395" style:family="paragraph" style:parent-style-name="Text_20_body">
      <style:text-properties officeooo:rsid="00f6b299" officeooo:paragraph-rsid="00f6b299"/>
    </style:style>
    <style:style style:name="P396" style:family="paragraph" style:parent-style-name="Text_20_body">
      <style:text-properties officeooo:paragraph-rsid="00f6b299"/>
    </style:style>
    <style:style style:name="P397" style:family="paragraph" style:parent-style-name="Heading_20_1">
      <style:text-properties officeooo:rsid="00fa2335" officeooo:paragraph-rsid="00fa2335"/>
    </style:style>
    <style:style style:name="P398" style:family="paragraph" style:parent-style-name="Standard">
      <style:text-properties fo:color="#000000" loext:opacity="100%" style:font-name="Droid Sans Mono" fo:font-size="10.5pt" fo:font-weight="normal" officeooo:rsid="00fa2335" officeooo:paragraph-rsid="00fa2335" fo:background-color="#ffffff"/>
    </style:style>
    <style:style style:name="P399" style:family="paragraph" style:parent-style-name="Text_20_body">
      <style:text-properties officeooo:rsid="00fa2335" officeooo:paragraph-rsid="00fa2335"/>
    </style:style>
    <style:style style:name="P400" style:family="paragraph" style:parent-style-name="Text_20_body" style:list-style-name="L33">
      <style:text-properties officeooo:rsid="00fa2335" officeooo:paragraph-rsid="00fa2335"/>
    </style:style>
    <style:style style:name="P401" style:family="paragraph" style:parent-style-name="Text_20_body" style:list-style-name="L34">
      <style:text-properties officeooo:rsid="00fa2335" officeooo:paragraph-rsid="00fa2335"/>
    </style:style>
    <style:style style:name="P402" style:family="paragraph" style:parent-style-name="Text_20_body" style:list-style-name="L35">
      <style:text-properties officeooo:rsid="00fa2335" officeooo:paragraph-rsid="00fa2335"/>
    </style:style>
    <style:style style:name="P403" style:family="paragraph" style:parent-style-name="Text_20_body">
      <style:text-properties officeooo:rsid="00fc21f4" officeooo:paragraph-rsid="00fc21f4"/>
    </style:style>
    <style:style style:name="P404" style:family="paragraph" style:parent-style-name="Heading_20_1">
      <style:text-properties officeooo:rsid="00feec60" officeooo:paragraph-rsid="00feec60"/>
    </style:style>
    <style:style style:name="P405" style:family="paragraph" style:parent-style-name="Text_20_body">
      <style:text-properties officeooo:rsid="00feec60" officeooo:paragraph-rsid="01009152"/>
    </style:style>
    <style:style style:name="P406" style:family="paragraph" style:parent-style-name="Text_20_body">
      <style:text-properties officeooo:paragraph-rsid="01009152"/>
    </style:style>
    <style:style style:name="P407" style:family="paragraph" style:parent-style-name="Standard">
      <style:text-properties fo:color="#800000" loext:opacity="100%" style:font-name="Droid Sans Mono" fo:font-size="10.5pt" fo:font-weight="normal" officeooo:rsid="00feec60" officeooo:paragraph-rsid="00feec60" fo:background-color="#ffffff"/>
    </style:style>
    <style:style style:name="P408" style:family="paragraph" style:parent-style-name="Standard">
      <style:text-properties fo:color="#000000" loext:opacity="100%" style:font-name="Droid Sans Mono" fo:font-size="10.5pt" fo:font-weight="normal" officeooo:rsid="01009152" officeooo:paragraph-rsid="01009152" fo:background-color="#ffffff"/>
    </style:style>
    <style:style style:name="P409" style:family="paragraph" style:parent-style-name="Standard">
      <style:paragraph-properties fo:margin-left="0cm" fo:margin-right="0cm" style:line-height-at-least="0.503cm" fo:text-indent="0cm" style:auto-text-indent="false"/>
    </style:style>
    <style:style style:name="P410" style:family="paragraph" style:parent-style-name="Standard">
      <style:text-properties fo:color="#000000" loext:opacity="100%" style:font-name="Droid Sans Mono" fo:font-size="10.5pt" fo:font-weight="normal" officeooo:rsid="01017a3a" officeooo:paragraph-rsid="01017a3a" fo:background-color="#ffffff"/>
    </style:style>
    <style:style style:name="P411" style:family="paragraph" style:parent-style-name="Text_20_body">
      <style:text-properties officeooo:rsid="01017a3a" officeooo:paragraph-rsid="01017a3a"/>
    </style:style>
    <style:style style:name="P412"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2c24db"/>
    </style:style>
    <style:style style:name="T13" style:family="text">
      <style:text-properties officeooo:rsid="0033934f"/>
    </style:style>
    <style:style style:name="T14" style:family="text">
      <style:text-properties style:text-position="super 58%"/>
    </style:style>
    <style:style style:name="T15" style:family="text">
      <style:text-properties officeooo:rsid="0032bd23"/>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T109" style:family="text">
      <style:text-properties officeooo:rsid="00f2b682"/>
    </style:style>
    <style:style style:name="T110" style:family="text">
      <style:text-properties officeooo:rsid="00f6b299"/>
    </style:style>
    <style:style style:name="T111" style:family="text">
      <style:text-properties officeooo:rsid="00fe1480"/>
    </style:style>
    <style:style style:name="T112" style:family="text">
      <style:text-properties officeooo:rsid="00fc21f4"/>
    </style:style>
    <style:style style:name="T113" style:family="text">
      <style:text-properties officeooo:rsid="00feec60"/>
    </style:style>
    <style:style style:name="T114" style:family="text">
      <style:text-properties officeooo:rsid="01009152"/>
    </style:style>
    <style:style style:name="T115" style:family="text">
      <style:text-properties fo:color="#a31515" loext:opacity="100%" style:font-name="Droid Sans Mono" fo:font-size="10.5pt" fo:font-weight="normal" officeooo:rsid="01009152" fo:background-color="#ffffff" loext:char-shading-value="0"/>
    </style:style>
    <style:style style:name="T116" style:family="text">
      <style:text-properties officeooo:rsid="01017a3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11">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text:soft-page-break/>}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2">CREATE TABLE "Person" (</text:p>
      <text:p text:style-name="P12"><text:tab/>"EGER NOT NULL DEFAULT 0,</text:p>
      <text:p text:style-name="P12"><text:tab/>"In</text:p>
      <text:p text:style-name="P12">);</text:p>
      <text:p text:style-name="P13">On veut </text:p>
      <text:h text:style-name="Heading_20_1" text:outline-level="1">Ancien<text:span text:style-name="T11">s</text:span></text:h>
      <text:h text:style-name="Heading_20_2" text:outline-level="2">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text:soft-page-brea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6"><text:span text:style-name="T12">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6" text:outline-level="6">Proposer le premier test</text:h>
      <text:p text:style-name="P22"><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4">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text:soft-page-break/>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4">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5" text:outline-level="5">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0">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0">1</text:span>, $filters = []) {</text:p>
      <text:p text:style-name="P29">$skip = ($currentPage - <text:span text:style-name="T10">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text:soft-page-break/>&lt;th&gt;Screen&lt;/th&gt;</text:p>
      <text:p text:style-name="P30">&lt;th&gt;Client Type&lt;/th&gt;</text:p>
      <text:p text:style-name="P30">&lt;th&gt;URI&lt;/th&gt;</text:p>
      <text:p text:style-name="P30">&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0">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0">1</text:span>) . <text:span text:style-name="T7">'" class="'</text:span> . ($currentPage == <text:span text:style-name="T10">1</text:span> ? <text:span text:style-name="T7">'disabled'</text:span> : <text:span text:style-name="T7">''</text:span>) . <text:span text:style-name="T7">'"&gt;←&lt;/a&gt;'</text:span>;</text:p>
      <text:p text:style-name="P31">// Page numbers</text:p>
      <text:p text:style-name="P29"><text:span text:style-name="T6">for</text:span> ($i = max(<text:span text:style-name="T10">1</text:span>, $currentPage - <text:span text:style-name="T10">2</text:span>); $i &lt;= min($totalPages, $currentPage + <text:span text:style-name="T10">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0">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oft-page-break/><text:span text:style-name="T6">class</text:span> ErrorLogViewer {</text:p>
      <text:p text:style-name="P29"><text:span text:style-name="T6">private</text:span> $filename = ERROR_FILE;</text:p>
      <text:p text:style-name="P29"><text:span text:style-name="T6">private</text:span> $errorsPerPage = <text:span text:style-name="T10">10</text:span>;</text:p>
      <text:p text:style-name="P29"><text:span text:style-name="T6">private</text:span> $currentPage = <text:span text:style-name="T10">1</text:span>;</text:p>
      <text:p text:style-name="P29"><text:span text:style-name="T6">private</text:span> $totalErrors = <text:span text:style-name="T10">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0">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0">1</text:span>],</text:p>
      <text:p text:style-name="P29"><text:span text:style-name="T7">'message'</text:span> =&gt; $match[<text:span text:style-name="T10">2</text:span>],</text:p>
      <text:p text:style-name="P29"><text:span text:style-name="T7">'file'</text:span> =&gt; str_replace(<text:span text:style-name="T7">'/var/www/sdb/b/2/cihy21/'</text:span>, <text:span text:style-name="T7">''</text:span>, $match[<text:span text:style-name="T10">3</text:span>]),</text:p>
      <text:p text:style-name="P29"><text:span text:style-name="T7">'line'</text:span> =&gt; $match[<text:span text:style-name="T10">4</text:span>],</text:p>
      <text:p text:style-name="P29"><text:span text:style-name="T7">'stack_trace'</text:span> =&gt; $match[<text:span text:style-name="T10">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0">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0">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0">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oft-page-break/><text:span text:style-name="T8">&lt;!DOCTYPE</text:span> <text:span text:style-name="T9">html</text:span><text:span text:style-name="T8">&gt;</text:span></text:p>
      <text:p text:style-name="P34">&lt;html&gt;</text:p>
      <text:p text:style-name="P34">&lt;head&gt;</text:p>
      <text:p text:style-name="P29"><text:span text:style-name="T8">&lt;title&gt;</text:span>Error Log Viewer<text:span text:style-name="T8">&lt;/title&gt;</text:span></text:p>
      <text:p text:style-name="P34">&lt;style&gt;</text:p>
      <text:p text:style-name="P29"><text:span text:style-name="T8">table</text:span> { <text:span text:style-name="T9">width</text:span>: <text:span text:style-name="T10">100%</text:span>; <text:span text:style-name="T9">border-collapse</text:span>: <text:span text:style-name="T17">collapse</text:span>; <text:span text:style-name="T9">margin</text:span>: <text:span text:style-name="T10">20px</text:span> <text:span text:style-name="T10">0</text:span>; }</text:p>
      <text:p text:style-name="P29"><text:span text:style-name="T8">th</text:span>, <text:span text:style-name="T8">td</text:span> { <text:span text:style-name="T9">padding</text:span>: <text:span text:style-name="T10">8px</text:span>; <text:span text:style-name="T9">border</text:span>: <text:span text:style-name="T10">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0">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0">5px</text:span>;</text:p>
      <text:p text:style-name="P29"><text:span text:style-name="T9">position</text:span>: <text:span text:style-name="T17">absolute</text:span>;</text:p>
      <text:p text:style-name="P29"><text:span text:style-name="T9">z-index</text:span>: <text:span text:style-name="T10">1</text:span>;</text:p>
      <text:p text:style-name="P29"><text:span text:style-name="T9">bottom</text:span>: <text:span text:style-name="T10">125%</text:span>;</text:p>
      <text:p text:style-name="P29"><text:span text:style-name="T9">left</text:span>: <text:span text:style-name="T10">50%</text:span>;</text:p>
      <text:p text:style-name="P29"><text:span text:style-name="T9">margin-left</text:span>: <text:span text:style-name="T10">-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0">20px</text:span> <text:span text:style-name="T10">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0">5px</text:span> <text:span text:style-name="T10">10px</text:span>;</text:p>
      <text:p text:style-name="P29"><text:span text:style-name="T9">margin</text:span>: <text:span text:style-name="T10">0</text:span> <text:span text:style-name="T10">5px</text:span>;</text:p>
      <text:p text:style-name="P29"><text:span text:style-name="T9">text-decoration</text:span>: <text:span text:style-name="T17">none</text:span>;</text:p>
      <text:p text:style-name="P29"><text:span text:style-name="T9">border</text:span>: <text:span text:style-name="T10">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0">10px</text:span>; </text:p>
      <text:p text:style-name="P29"><text:span text:style-name="T9">margin</text:span>: <text:span text:style-name="T10">10px</text:span> <text:span text:style-name="T10">0</text:span>; </text:p>
      <text:p text:style-name="P29"><text:span text:style-name="T9">background-color</text:span>: <text:span text:style-name="T17">#dff0d8</text:span>; </text:p>
      <text:p text:style-name="P29"><text:span text:style-name="T9">border</text:span>: <text:span text:style-name="T10">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0">1</text:span>, <text:span text:style-name="T6">$this</text:span>-&gt;currentPage - <text:span text:style-name="T10">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0">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oft-page-break/><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4">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0">10</text:span>;</text:p>
      <text:p text:style-name="P29"><text:span text:style-name="T6">protected</text:span> $currentPage = <text:span text:style-name="T10">1</text:span>;</text:p>
      <text:p text:style-name="P29"><text:span text:style-name="T6">protected</text:span> $totalPages = <text:span text:style-name="T10">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0">1</text:span>, $filters = []) {</text:p>
      <text:p text:style-name="P29"><text:span text:style-name="T6">$this</text:span>-&gt;currentPage = max(<text:span text:style-name="T10">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oft-page-break/><text:span text:style-name="T6">return</text:span> (<text:span text:style-name="T6">$this</text:span>-&gt;currentPage - <text:span text:style-name="T10">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pan text:style-name="T6">return</text:span> max(<text:span text:style-name="T10">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0">1</text:span> ? <text:span text:style-name="T7">'disabled'</text:span> : <text:span text:style-name="T7">''</text:span>,</text:p>
      <text:p text:style-name="P29">$buildUrl(<text:span text:style-name="T10">1</text:span>)</text:p>
      <text:p text:style-name="P29">);</text:p>
      <text:p text:style-name="P29"><text:span text:style-name="T6">for</text:span> ($i = max(<text:span text:style-name="T10">1</text:span>, <text:span text:style-name="T6">$this</text:span>-&gt;currentPage - <text:span text:style-name="T10">2</text:span>); $i &lt;= min(<text:span text:style-name="T6">$this</text:span>-&gt;totalPages, <text:span text:style-name="T6">$this</text:span>-&gt;currentPage + <text:span text:style-name="T10">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0">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text:soft-page-break/>$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0">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oft-page-break/><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3" text:outline-level="3"><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text:soft-pag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text:soft-page-break/>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2">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2">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text:soft-page-break/>}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 <text:span text:style-name="T6">elseif</text:span>($update ==<text:span text:style-name="T7">'preference'</text:span>){</text:p>
      <text:p text:style-name="P29">$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0">0</text:span>; i &lt; <text:span text:style-name="T10">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2" text:outline-level="2">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2" text:outline-level="2"><text:soft-page-break/>Références croisées</text:h>
      <text:p text:style-name="P58">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2" text:outline-level="2">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text:soft-page-break/>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2" text:outline-level="2">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soft-page-break/><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La seconde le nombre d’occurrence.</text:p>
        </text:list-item>
      </text:list>
      <text:p text:style-name="P66">La première ligne indiquera « direct » et comptera toutes les occurrences de « Referer » = ‘’.</text:p>
      <text:p text:style-name="P66">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2">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oft-page-break/><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text:soft-page-break/>?&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2">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text:soft-page-break/>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En PHP8 avec Bootstrap.</text:p>
      <text:h text:style-name="P76" text:outline-level="2">Import persons</text:h>
      <text:p text:style-name="P7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2">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text:soft-page-break/>https://support.microsoft.com/fr-fr/account-billing/proc%C3%A9dure-de-cr%C3%A9ation-d-un-nouveau-compte-microsoft-a84675c3-3e9e-17cf-2911-3d56b15c0aaf</text:a></text:p>
      <text:p text:style-name="P82">Votre adresse courriel actuelle peut tout à fait servir d’identifiant pour ce compte.</text:p>
      <text:p text:style-name="P82">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2">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2">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2">latte – GroupAutorization</text:h>
      <text:p text:style-name="P90">Ce contrôleur permet CRUD sur la table « Group »</text:p>
      <text:p text:style-name="Code">&lt;?php</text:p>
      <text:p text:style-name="Code"><text:span text:style-name="T6">namespace</text:span> controllers;</text:p>
      <text:p text:style-name="Code"><text:soft-page-break/></text:p>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0">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oft-page-break/><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0">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oft-page-break/>{<text:span text:style-name="T6">/block</text:span>}</text:p>
      <text:p text:style-name="Code"/>
      <text:p text:style-name="P90">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1" text:outline-level="2">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text:soft-page-break/>les champs éditables sont :</text:p>
      <text:list text:style-name="L15">
        <text:list-item>
          <text:p text:style-name="P93">Email (si Imported == 0)</text:p>
        </text:list-item>
        <text:list-item>
          <text:p text:style-name="P93">Password</text:p>
        </text:list-item>
        <text:list-item>
          <text:p text:style-name="P93">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2">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oft-page-break/><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text:soft-page-break/>&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2"><text:soft-page-break/>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3"><text:span text:style-name="T41">Avec</text:span> routage</text:h>
      <text:h text:style-name="P104"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4"><text:soft-page-break/>toto.php</text:h>
      <text:p text:style-name="P105">&lt;?php</text:p>
      <text:p text:style-name="P105"><text:span text:style-name="T28">echo </text:span><text:span text:style-name="T34">"in /toto.php\n"</text:span><text:span text:style-name="T28">;</text:span></text:p>
      <text:h text:style-name="P104" text:outline-level="4">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oft-page-break/><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2">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oft-page-break/><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2">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text:soft-page-break/></text:p>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2">Interface</text:h>
      <text:p text:style-name="P116"><text:span text:style-name="T3">Dans une web app qui utilise</text:span> php/bootstrap/flight/latte/<text:span text:style-name="T3">sqlite, nous avons cette structure :</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text:soft-page-break/>$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
      <text:p text:style-name="P118">J’aimerais créer un template et une interface afin que les autres entités à créer suivent exactement le même modèle.</text:p>
      <text:h text:style-name="P119" text:outline-level="2">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text:soft-page-break/>Les évènements sont typés.</text:p>
        </text:list-item>
        <text:list-item>
          <text:p text:style-name="P128">L’application gère les autorisations et des groupes, ce qui permet de restreindre si nécessaire les invitations à certains groupes d’utilisateurs</text:p>
        </text:list-item>
      </text:list>
      <text:p text:style-name="P129"/>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3" text:outline-level="3">Propositon ChatGPT</text:h>
      <text:h text:style-name="P132"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3">Les pratiques numériques de BNW</text:h>
      <text:p text:style-name="P134">Notre association de marche nordique propose de nombreux évènements : sorties, participations à des compétitions, rencontres avec d'autres clubs...</text:p>
      <text:h text:style-name="P135" text:outline-level="4">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4">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5">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5" text:is-list-header="true">Avantages</text:h>
      <text:list text:style-name="L21">
        <text:list-item>
          <text:p text:style-name="P138">Sélection des disponibilités par jour et par plage horaire (matin, après-midi, soir).</text:p>
        </text:list-item>
      </text:list>
      <text:h text:style-name="P135" text:outline-level="4" text:is-list-header="true"><text:soft-page-break/>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5">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4" text:is-list-header="true">Intégration de la gestion des articles du club</text:h>
      <text:p text:style-name="P134">Enfin, la gestion des articles du club passera par cette application, remplaçant le CMS actuel PluXml.</text:p>
      <text:h text:style-name="P136" text:outline-level="5">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4">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text:soft-page-break/>&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3">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3">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3">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2">Élément communs</text:h>
      <text:p text:style-name="P149">[</text:p>
      <text:p text:style-name="P29"><text:span text:style-name="T7">'emailReadOnly'</text:span> =&gt; $person[<text:span text:style-name="T7">'Imported'</text:span>] == <text:span text:style-name="T10">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oft-page-break/><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span text:style-name="T55">) ;</text:span></text:p>
      <text:p text:style-name="P150">Ensuite un appel à </text:p>
      <text:p text:style-name="Code">$params-&gt;getAll(<text:span text:style-name="T28">[</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p>
      <text:h text:style-name="P151" text:outline-level="2">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0">0</text:span>; $i &lt; <text:span text:style-name="T10">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text:soft-page-break/>&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2">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text:soft-page-break/>│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2">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text:soft-page-break/>│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2">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0">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oft-page-break/><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2">Bêta-testeur</text:h>
      <text:p text:style-name="P171">Faire la synthèse de ces courriels. Celle-ci sera affiché dans un texte d’aide de l’application pour inciter les utilisateurs à s’inscrire au groupe bêta-testeur</text:p>
      <text:p text:style-name="P172"><text:soft-page-break/><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oft-page-break/><text:span text:style-name="T63">   </text:span><text:span text:style-name="T48">* Synthèse des bugs détectés</text:span><text:line-break/><text:span text:style-name="T63">   </text:span><text:span text:style-name="T48">*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Prêt à relever le défi et à façonner une application qui vous ressemble ? Rejoignez-nous dès maintenant ! 🚀</text:p>
      <text:h text:style-name="P182" text:outline-level="2">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text:soft-page-break/>│ <text:s text:c="2"/>└── views</text:p>
      <text:p text:style-name="P185">│ <text:s text:c="6"/>├── groups</text:p>
      <text:p text:style-name="P185">│ <text:s text:c="6"/>├── persons</text:p>
      <text:h text:style-name="P186" text:outline-level="2">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2">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soft-page-break/><text:tab/>"LastName"<text:tab/>TEXT NOT NULL,</text:p>
      <text:p text:style-name="P190"><text:tab/>"NickName"<text:tab/>TEXT,</text:p>
      <text:p text:style-name="P190"><text:tab/>"Avatar"<text:tab/>TEXT,</text:p>
      <text:p text:style-name="P190"><text:tab/>"UseGravatar"<text:tab/>TEXT NOT NULL DEFAULT 'no',</text:p>
      <text:p text:style-name="P190"><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oft-page-break/><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soft-page-break/>);</text:p>
      <text:p text:style-name="P196">On veut <text:span text:style-name="T11">récupérer les adresses email des personnes en fonctions des critères suivants :</text:span></text:p>
      <text:list text:style-name="L26">
        <text:list-item>
          <text:p text:style-name="P197"><text:span text:style-name="T11">Une combobox affiche les groupes </text:span><text:span text:style-name="T66">de la table « Group »</text:span><text:span text:style-name="T11">. Si on choisit un </text:span><text:span text:style-name="T66">groupe</text:span><text:span text:style-name="T11">, uniquement les personnes de ce groupe sont </text:span><text:span text:style-name="T67">retenues</text:span><text:span text:style-name="T11">.</text:span></text:p>
        </text:list-item>
        <text:list-item>
          <text:p text:style-name="P198"><text:span text:style-name="T11">Une combobox affiche les types d’évènement </text:span><text:span text:style-name="T66">de la table « EventType »</text:span><text:span text:style-name="T11">. </text:span><text:span text:style-name="T67">Si on en choisit un, uniquement les personnes intéressées par ce type d’évènements sont retenues.</text:span></text:p>
        </text:list-item>
        <text:list-item>
          <text:p text:style-name="P198"><text:span text:style-name="T11">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2">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9">├── app</text:p>
      <text:p text:style-name="P9">│   ├── controllers</text:p>
      <text:p text:style-name="P9">│   ├── helpers</text:p>
      <text:p text:style-name="P9">│   │   └── database</text:p>
      <text:p text:style-name="P9">│   ├── images</text:p>
      <text:p text:style-name="P9">│   └── views</text:p>
      <text:p text:style-name="P9">│   <text:s text:c="4"/>├── admin</text:p>
      <text:p text:style-name="P9">│   <text:s text:c="4"/>├── ...</text:p>
      <text:p text:style-name="P9">│   <text:s text:c="4"/>└── user</text:p>
      <text:p text:style-name="P202">Les contrôleurs héritent de</text:p>
      <text:p text:style-name="P9"><text:span text:style-name="T6">abstract</text:span> <text:span text:style-name="T6">class</text:span> BaseController</text:p>
      <text:p text:style-name="P9">{</text:p>
      <text:p text:style-name="P9"><text:span text:style-name="T6">protected</text:span> PDO $pdo;</text:p>
      <text:p text:style-name="P9"><text:span text:style-name="T6">protected</text:span> $fluent;</text:p>
      <text:p text:style-name="P9"><text:span text:style-name="T6">protected</text:span> Engine $flight;</text:p>
      <text:p text:style-name="P9"><text:span text:style-name="T6">protected</text:span> $latte;</text:p>
      <text:p text:style-name="P9"><text:span text:style-name="T6">protected</text:span> Application $application;</text:p>
      <text:p text:style-name="P9"><text:span text:style-name="T6">protected</text:span> Params $params;</text:p>
      <text:p text:style-name="P9"><text:span text:style-name="T6">protected</text:span> $authorizations;</text:p>
      <text:p text:style-name="P9"/>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soft-page-break/>...</text:p>
      <text:p text:style-name="P203"><text:span text:style-name="T4">Avec ce</text:span><text:span text:style-name="T2">s</text:span><text:span text:style-name="T4"> table</text:span><text:span text:style-name="T2">s</text:span><text:span text:style-name="T4"> :</text:span></text:p>
      <text:p text:style-name="P9">CREATE TABLE "PersonGroup" (</text:p>
      <text:p text:style-name="P9"><text:tab/>"Id"<text:tab/>INTEGER,</text:p>
      <text:p text:style-name="P9"><text:tab/>"IdPerson"<text:tab/>INTEGER NOT NULL,</text:p>
      <text:p text:style-name="P9"><text:tab/>"IdGroup"<text:tab/>INTEGER NOT NULL,</text:p>
      <text:p text:style-name="P9"><text:tab/>FOREIGN KEY("IdPerson") REFERENCES "Person"("Id"),</text:p>
      <text:p text:style-name="P9"><text:tab/>FOREIGN KEY("IdGroup") REFERENCES "Group"("Id"),</text:p>
      <text:p text:style-name="P9"><text:tab/>PRIMARY KEY("Id")</text:p>
      <text:p text:style-name="P9">);</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0">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oft-page-break/>{<text:span text:style-name="T6">if </text:span>$group[<text:span text:style-name="T7">'Id'</text:span>] != <text:span text:style-name="T10">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2" text:outline-level="2">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oft-page-break/><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2" text:outline-level="2">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soft-page-break/><text:tab/>"Os"<text:tab/>TEXT,</text:p>
      <text:p text:style-name="P212"><text:tab/>"Browser"<text:tab/>TEXT,</text:p>
      <text:p text:style-name="P212"><text:tab/>"ScreenResolution"<text:tab/>TEXT,</text:p>
      <text:p text:style-name="P212"><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soft-page-break/>...</text:p>
      <text:p text:style-name="P219"><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
      <text:p text:style-name="Code">{<text:span text:style-name="T6">if </text:span>$totalPages &gt; <text:span text:style-name="T10">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0">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oft-page-break/><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2">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soft-page-break/><text:tab/>"CreatedBy"<text:tab/>INTEGER NOT NULL,</text:p>
      <text:p text:style-name="P223"><text:tab/>"Timestamp"<text:tab/>TEXT NOT NULL DEFAULT current_timestamp,</text:p>
      <text:p text:style-name="P223"><text:tab/>"published"<text:tab/>INTEGER NOT NULL DEFAULT 0,</text:p>
      <text:p text:style-name="P223"><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2">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text:soft-page-break/>│   <text:s text:c="4"/>├── logs</text:p>
      <text:p text:style-name="P228">│   <text:s text:c="4"/>├── navbar</text:p>
      <text:p text:style-name="P228">│   <text:s text:c="4"/>├── persons</text:p>
      <text:p text:style-name="P228">│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soft-page-break/><text:tab/>"IdPerson"<text:tab/>INTEGER NOT NULL,</text:p>
      <text:p text:style-name="P228"><text:tab/>"IdSurvey"<text:tab/>INTEGER NOT NULL,</text:p>
      <text:p text:style-name="P228"><text:tab/>"Answers"<text:tab/>TEXT NOT NULL,</text:p>
      <text:p text:style-name="P228"><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text:soft-page-break/>Cela provoque l’affichage d’un formulaire modal. Les réponses sont enregistrées dans Reply.Answer en json.</text:p>
      <text:h text:style-name="P232" text:outline-level="2">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2">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2"><text:soft-page-break/>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2"><text:soft-page-break/>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2">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soft-page-break/>{</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On veut afficher le top des pages visitées</text:p>
      <text:h text:style-name="P259" text:outline-level="2">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oft-page-break/><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0">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0">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0">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2">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oft-page-break/>{<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text:soft-page-break/>$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2">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text:soft-page-break/>│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Il faut pouvoir copier dans le presse papier l’adresse du fichier pour pouvoir créer un lien .</text:p>
      <text:h text:style-name="P273" text:outline-level="2">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oft-page-break/><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text:soft-page-break/>Il faut donc ajouter dans la modale la possibilité d’ajouter/modifier/supprimer des attributs. On veut les afficher avec un rectangle associé à la couleur de l’attribut (au format #XXXXXX) et un tooltip qui affiche le détail.</text:p>
      <text:h text:style-name="P279" text:outline-level="2">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soft-page-break/><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2">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soft-page-break/>);</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text:soft-page-break/>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2">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oft-page-break/><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3">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text:soft-page-break/>│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soft-page-break/><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soft-page-break/><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2">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oft-page-break/><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text:soft-page-break/>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2">Sondage</text:h>
      <text:p text:style-name="P320">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2">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text:soft-page-break/></text:p>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soft-page-break/><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oft-page-break/><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2">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7">help</text:span>;</text:p>
      <text:p text:style-name="Code"><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2">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text:soft-page-break/>│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text:soft-page-break/></text:p>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oft-page-break/><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oft-page-break/>{<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oft-page-break/><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text:soft-page-break/>&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text:soft-page-break/>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oft-page-break/><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0">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0">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0">0</text:span>;</text:p>
      <text:p text:style-name="P29">document.getElementById(<text:span text:style-name="T7">'audienceInput'</text:span>).value = event.Audience || <text:span text:style-name="T7">'ClubMembersOnly'</text:span>;</text:p>
      <text:p text:style-name="P33"/>
      <text:p text:style-name="P29"><text:soft-page-break/>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0">0</text:span>];</text:p>
      <text:p text:style-name="P29">document.getElementById(<text:span text:style-name="T7">'startTimeInput'</text:span>).value = startDate.toTimeString().split(<text:span text:style-name="T7">' '</text:span>)[<text:span text:style-name="T10">0</text:span>].slice(<text:span text:style-name="T10">0</text:span>, <text:span text:style-name="T10">5</text:span>);</text:p>
      <text:p text:style-name="P29"><text:span text:style-name="T6">const</text:span> durationHours = event.Duration / (<text:span text:style-name="T10">60</text:span> * <text:span text:style-name="T10">60</text:span>);</text:p>
      <text:p text:style-name="P29">document.getElementById(<text:span text:style-name="T7">'durationInput'</text:span>).value = durationHours.toFixed(<text:span text:style-name="T10">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oft-page-break/><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0">60</text:span> * <text:span text:style-name="T10">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soft-page-break/>}</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0">0</text:span>,<text:span text:style-name="T10">2</text:span>),<text:span text:style-name="T10">16</text:span>);</text:p>
      <text:p text:style-name="P29"><text:span text:style-name="T6">const</text:span> g = parseInt(hexcolor.substr(<text:span text:style-name="T10">2</text:span>,<text:span text:style-name="T10">2</text:span>),<text:span text:style-name="T10">16</text:span>);</text:p>
      <text:p text:style-name="P29"><text:span text:style-name="T6">const</text:span> b = parseInt(hexcolor.substr(<text:span text:style-name="T10">4</text:span>,<text:span text:style-name="T10">2</text:span>),<text:span text:style-name="T10">16</text:span>);</text:p>
      <text:p text:style-name="P29"><text:span text:style-name="T6">const</text:span> yiq = ((r*<text:span text:style-name="T10">299</text:span>)+(g*<text:span text:style-name="T10">587</text:span>)+(b*<text:span text:style-name="T10">114</text:span>))/<text:span text:style-name="T10">1000</text:span>;</text:p>
      <text:p text:style-name="P29"><text:span text:style-name="T6">return</text:span> (yiq &gt;= <text:span text:style-name="T10">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343">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oft-page-break/><text:span text:style-name="T6">$this</text:span>-&gt;flight = $flight;</text:p>
      <text:p text:style-name="P6"><text:span text:style-name="T6">$this</text:span>-&gt;latte = <text:span text:style-name="T6">new</text:span> LatteEngine();</text:p>
      <text:p text:style-name="P6">…</text:p>
      <text:p text:style-name="P344">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344">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345">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4">er</text:span> ligne = tous (IdGroup == null et OnlyForMember == 0)</text:p>
      <text:p text:style-name="P347">2<text:span text:style-name="T14">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Sondage</text:h>
      <text:p text:style-name="P350">Dans cette requête, je veux remplacer les colonnes « HasServey » et « Votes » par une seule nommée « Pool »</text:p>
      <text:p text:style-name="P351"><text:soft-page-break/>$query = <text:span text:style-name="T6">$this</text:span>-&gt;fluent-&gt;from(<text:span text:style-name="T7">'Article'</text:span>)</text:p>
      <text:p text:style-name="P29">-&gt;select(<text:span text:style-name="T7">'Article.Id, Article.CreatedBy, Article.Title, Article.Timestamp'</text:span>)</text:p>
      <text:p text:style-name="P29">-&gt;select(<text:span text:style-name="T7">'CASE WHEN Article.PublishedBy IS NULL THEN "non" ELSE "oui" END AS Published'</text:span>)</text:p>
      <text:p text:style-name="P29">-&gt;select(<text:span text:style-name="T7">'CASE WHEN Article.OnlyForMembers = 1 THEN "oui" ELSE "non" END AS ForMembers'</text:span>)</text:p>
      <text:p text:style-name="P29">-&gt;select(<text:span text:style-name="T7">'CASE WHEN Survey.IdArticle IS NULL THEN "non" </text:span></text:p>
      <text:p text:style-name="P30">WHEN Survey.ClosingDate &lt; CURRENT_DATE THEN "clos" </text:p>
      <text:p text:style-name="P30">ELSE "oui" </text:p>
      <text:p text:style-name="P29"><text:span text:style-name="T7">END AS HasSurvey'</text:span>)</text:p>
      <text:p text:style-name="P29">-&gt;select(<text:span text:style-name="T7">'CASE WHEN Person.NickName != "" THEN Person.FirstName || " " || Person.LastName || " (" || Person.NickName || ")" ELSE Person.FirstName || " " || Person.LastName END AS PersonName'</text:span>)</text:p>
      <text:p text:style-name="P29">-&gt;select(<text:span text:style-name="T7">"'Group'.Name AS GroupName"</text:span>)</text:p>
      <text:p text:style-name="P29">-&gt;select(<text:span text:style-name="T7">'COUNT(Reply.Id) AS Votes'</text:span>)</text:p>
      <text:p text:style-name="P29">-&gt;innerJoin(<text:span text:style-name="T7">'Person ON Article.CreatedBy = Person.Id'</text:span>)</text:p>
      <text:p text:style-name="P29">-&gt;leftJoin(<text:span text:style-name="T7">'Survey ON Article.Id = Survey.IdArticle'</text:span>)</text:p>
      <text:p text:style-name="P29">-&gt;leftJoin(<text:span text:style-name="T7">'Reply ON Survey.Id = Reply.IdSurvey'</text:span>)</text:p>
      <text:p text:style-name="P29">-&gt;leftJoin(<text:span text:style-name="T7">"'Group' ON 'Group'.Id = Article.IdGroup"</text:span>)</text:p>
      <text:p text:style-name="P29">-&gt;groupBy(<text:span text:style-name="T7">'Article.Id'</text:span>);</text:p>
      <text:p text:style-name="P350"/>
      <text:p text:style-name="P352">Valeur de la colonne Sondage :</text:p>
      <text:p text:style-name="P352">non : l’article n’a pas de sondage</text:p>
      <text:p text:style-name="P352">clos : l’article a un sondage qui est clos <text:span text:style-name="T101">ou </text:span>&lt;date de clôture&gt; : si Survey.ClosingDate ≥ <text:s/>now</text:p>
      <text:p text:style-name="P352"><text:span text:style-name="T101">(</text:span>&lt;nombre de votant&gt;<text:span text:style-name="T101">)</text:span> : si l’article à un sondage</text:p>
      <text:p text:style-name="P352">&lt;visibilité&gt; : si l’article à un sondage</text:p>
      <text:list text:style-name="L32">
        <text:list-item>
          <text:p text:style-name="P353"><text:span text:style-name="Strong_20_Emphasis">👁️‍🗨️👥 </text:span>: si Survey.Visibility = all</text:p>
        </text:list-item>
        <text:list-item>
          <text:p text:style-name="P354"><text:span text:style-name="Strong_20_Emphasis"><text:span text:style-name="T102">👁️‍🗨️👥📅 : </text:span></text:span><text:span text:style-name="T102">: si Survey.Visibility = allA</text:span><text:span text:style-name="T103">fterClosingDate</text:span></text:p>
        </text:list-item>
        <text:list-item>
          <text:p text:style-name="P355"><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4"><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6" text:outline-level="1">Lire le résultat du sondage</text:h>
      <text:p text:style-name="P357">Avec ces tables</text:p>
      <text:p text:style-name="P358"><text:span text:style-name="T6">CREATE</text:span> <text:span text:style-name="T6">TABLE</text:span> IF <text:span text:style-name="T6">NOT</text:span> <text:span text:style-name="T6">EXISTS</text:span> <text:span text:style-name="T7">"Reply"</text:span> (</text:p>
      <text:p text:style-name="P29"><text:span text:style-name="T7">"Id"</text:span> <text:span text:style-name="T6">INTEGER</text:span>,</text:p>
      <text:p text:style-name="P29"><text:span text:style-name="T7">"IdPerson"</text:span> <text:span text:style-name="T6">INTEGER</text:span> <text:span text:style-name="T6">NOT NULL</text:span>,</text:p>
      <text:p text:style-name="P29"><text:span text:style-name="T7">"IdSurvey"</text:span> <text:span text:style-name="T6">INTEGER</text:span> <text:span text:style-name="T6">NOT NULL</text:span>,</text:p>
      <text:p text:style-name="P29"><text:span text:style-name="T7">"Answers"</text:span> <text:span text:style-name="T6">TEXT</text:span> <text:span text:style-name="T6">NOT NULL</text:span>,</text:p>
      <text:p text:style-name="P29"><text:span text:style-name="T7">"LastUpda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span text:style-name="T6">FOREIGN KEY</text:span>(<text:span text:style-name="T7">"IdSurvey"</text:span>) <text:span text:style-name="T6">REFERENCES</text:span> <text:span text:style-name="T7">"Survey"</text:span>(<text:span text:style-name="T7">"Id"</text:span>)</text:p>
      <text:p text:style-name="P29">);</text:p>
      <text:p text:style-name="P29"/>
      <text:p text:style-name="P29"><text:span text:style-name="T6">CREATE</text:span> <text:span text:style-name="T6">TABLE</text:span> IF <text:span text:style-name="T6">NOT</text:span> <text:span text:style-name="T6">EXISTS</text:span> <text:span text:style-name="T7">"Survey"</text:span> (</text:p>
      <text:p text:style-name="P29"><text:span text:style-name="T7">"Id"</text:span> <text:span text:style-name="T6">INTEGER</text:span>,</text:p>
      <text:p text:style-name="P29"><text:span text:style-name="T7">"Question"</text:span> <text:span text:style-name="T6">TEXT</text:span> <text:span text:style-name="T6">NOT NULL</text:span>,</text:p>
      <text:p text:style-name="P29"><text:span text:style-name="T7">"Options"</text:span> <text:span text:style-name="T6">TEXT</text:span> <text:span text:style-name="T6">NOT NULL</text:span>,</text:p>
      <text:p text:style-name="P29"><text:span text:style-name="T7">"IdArticle"</text:span> <text:span text:style-name="T6">INTEGER</text:span> <text:span text:style-name="T6">NOT NULL</text:span>,</text:p>
      <text:p text:style-name="P29"><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9"><text:span text:style-name="T7">"Visibility"</text:span> <text:span text:style-name="T6">TEXT</text:span> <text:span text:style-name="T6">NOT NULL</text:span> <text:span text:style-name="T6">DEFAULT</text:span> <text:span text:style-name="T7">'redactor'</text:span>,</text:p>
      <text:p text:style-name="P29"><text:span text:style-name="T6">PRIMARY KEY</text:span>(<text:span text:style-name="T7">"Id"</text:span>),</text:p>
      <text:p text:style-name="P29"><text:span text:style-name="T6">FOREIGN KEY</text:span>(<text:span text:style-name="T7">"IdArticle"</text:span>) <text:span text:style-name="T6">REFERENCES</text:span> <text:span text:style-name="T7">"Article"</text:span>(<text:span text:style-name="T7">"Id"</text:span>)</text:p>
      <text:p text:style-name="P29">);</text:p>
      <text:p text:style-name="P357">On connaît $person et $id (Article.Id).</text:p>
      <text:p text:style-name="P357">On veut true si le résultat du sondage peut être lu</text:p>
      <text:p text:style-name="P357">Vrai si</text:p>
      <text:p text:style-name="P357">Si person est le créateur</text:p>
      <text:p text:style-name="P357">Si Survey.Visibility == ‘all’</text:p>
      <text:p text:style-name="P359"><text:span text:style-name="T105">Si Survey.Visibility == ‘</text:span><text:span text:style-name="T106">allAfterClosing</text:span><text:span text:style-name="T105">‘ et Survey.ClosingDate &lt; now</text:span></text:p>
      <text:p text:style-name="P359"><text:span text:style-name="T105">Si Survey.Visibility == ‘</text:span><text:span text:style-name="T106">voters</text:span><text:span text:style-name="T105">’ et la personne a voté</text:span></text:p>
      <text:p text:style-name="P359"><text:span text:style-name="T105">Si Survey.Visibility == ‘voters</text:span><text:span text:style-name="T106">AfterClosing</text:span><text:span text:style-name="T105">‘ et Survey.ClosingDate &lt; now et la personne a voté</text:span></text:p>
      <text:p text:style-name="P359"/>
      <text:p text:style-name="P357">on veut mettre à jour <text:s/><text:span text:style-name="T34">canReadPool</text:span></text:p>
      <text:p text:style-name="P357">dans </text:p>
      <text:p text:style-name="P358">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text:span text:style-name="T6">$this</text:span>-&gt;fluent-&gt;from(<text:span text:style-name="T7">'Survey'</text:span>)-&gt;where(<text:span text:style-name="T7">'IdArticle'</text:span>, $id)-&gt;fetch(),</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span text:style-name="T7">'latestArticleHasSurvey'</text:span> =&gt; (<text:span text:style-name="T6">new</text:span> Article(<text:span text:style-name="T6">$this</text:span>-&gt;pdo))-&gt;hasSurvey($id),</text:p>
      <text:p text:style-name="P29"><text:span text:style-name="T7">'canReadPool'</text:span> =&gt; <text:span text:style-name="T6">$this</text:span>-&gt;fluent-&gt;from(<text:span text:style-name="T7">'Survey'</text:span>)-&gt;where(<text:span text:style-name="T7">'IdArticle'</text:span>, $id)-&gt;fetch(),</text:p>
      <text:p text:style-name="P357"/>
      <text:h text:style-name="P360" text:outline-level="1">Trombinoscope</text:h>
      <text:p text:style-name="P3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2">├── app</text:p>
      <text:p text:style-name="P362">│   ├── api</text:p>
      <text:p text:style-name="P362">│   ├── controllers</text:p>
      <text:p text:style-name="P362">│   ├── helpers</text:p>
      <text:p text:style-name="P362">│   │   └── database</text:p>
      <text:p text:style-name="P362">│   ├── images</text:p>
      <text:p text:style-name="P362">│   ├── js</text:p>
      <text:p text:style-name="P362">│   │   ├── admin</text:p>
      <text:p text:style-name="P362">│   │   ├── alerts</text:p>
      <text:p text:style-name="P362">│   <text:s text:c="4"/>├── …</text:p>
      <text:p text:style-name="P362">│   └── views</text:p>
      <text:p text:style-name="P362">│   <text:s text:c="4"/>├── admin</text:p>
      <text:p text:style-name="P362">│   <text:s text:c="4"/>├── alerts</text:p>
      <text:p text:style-name="P362"><text:soft-page-break/>│   <text:s text:c="4"/>├── common</text:p>
      <text:p text:style-name="P362">│   <text:s text:c="4"/>└── …</text:p>
      <text:p text:style-name="P363">Les contrôleurs héritent de</text:p>
      <text:p text:style-name="P362"><text:span text:style-name="T6">abstract</text:span> <text:span text:style-name="T6">class</text:span> BaseController</text:p>
      <text:p text:style-name="P362">{</text:p>
      <text:p text:style-name="P362"><text:span text:style-name="T6">protected</text:span> PDO $pdo;</text:p>
      <text:p text:style-name="P362"><text:span text:style-name="T6">protected</text:span> $fluent;</text:p>
      <text:p text:style-name="P362"><text:span text:style-name="T6">protected</text:span> Engine $flight;</text:p>
      <text:p text:style-name="P362"><text:span text:style-name="T6">protected</text:span> $latte;</text:p>
      <text:p text:style-name="P362"><text:span text:style-name="T6">protected</text:span> Application $application;</text:p>
      <text:p text:style-name="P362"><text:span text:style-name="T6">protected</text:span> Params $params;</text:p>
      <text:p text:style-name="P362"><text:span text:style-name="T6">protected</text:span> $authorizations;</text:p>
      <text:p text:style-name="P362"/>
      <text:p text:style-name="P362"><text:span text:style-name="T6">public</text:span> <text:span text:style-name="T6">function</text:span> __construct(PDO $pdo, Engine $flight)</text:p>
      <text:p text:style-name="P362">{</text:p>
      <text:p text:style-name="P362"><text:span text:style-name="T6">$this</text:span>-&gt;pdo = $pdo;</text:p>
      <text:p text:style-name="P362"><text:span text:style-name="T6">$this</text:span>-&gt;fluent = <text:span text:style-name="T6">new</text:span> \Envms\FluentPDO\Query($pdo);</text:p>
      <text:p text:style-name="P362"><text:span text:style-name="T6">$this</text:span>-&gt;flight = $flight;</text:p>
      <text:p text:style-name="P362"><text:span text:style-name="T6">$this</text:span>-&gt;latte = <text:span text:style-name="T6">new</text:span> LatteEngine();</text:p>
      <text:p text:style-name="P362">…</text:p>
      <text:p text:style-name="P364">Exemple de contrôleur :</text:p>
      <text:p text:style-name="P362">&lt;?php</text:p>
      <text:p text:style-name="P362"><text:span text:style-name="T6">namespace</text:span> app\controllers;</text:p>
      <text:p text:style-name="P362"><text:span text:style-name="T6">use</text:span> app\helpers\PersonStatistics;</text:p>
      <text:p text:style-name="P362"><text:span text:style-name="T6">class</text:span> PersonStatisticsController <text:span text:style-name="T6">extends</text:span> BaseController</text:p>
      <text:p text:style-name="P362">{</text:p>
      <text:p text:style-name="P362"><text:span text:style-name="T6">public</text:span> <text:span text:style-name="T6">function</text:span> showStatistics()</text:p>
      <text:p text:style-name="P362">{</text:p>
      <text:p text:style-name="P362"><text:span text:style-name="T6">if</text:span> ($person = <text:span text:style-name="T6">$this</text:span>-&gt;getPerson([])) {</text:p>
      <text:p text:style-name="P362">$personalStatistics = <text:span text:style-name="T6">new</text:span> PersonStatistics(<text:span text:style-name="T6">$this</text:span>-&gt;pdo);</text:p>
      <text:p text:style-name="P362">$season = $personalStatistics-&gt;getSeasonRange();</text:p>
      <text:p text:style-name="P362">echo <text:span text:style-name="T6">$this</text:span>-&gt;latte-&gt;render(<text:span text:style-name="T7">'app/views/user/statistics.latte'</text:span>, <text:span text:style-name="T6">$this</text:span>-&gt;params-&gt;getAll([</text:p>
      <text:p text:style-name="P362"><text:span text:style-name="T7">'stats'</text:span> =&gt; $personalStatistics-&gt;getStats($person, $season[<text:span text:style-name="T7">'start'</text:span>], $season[<text:span text:style-name="T7">'end'</text:span>]),</text:p>
      <text:p text:style-name="P362"><text:span text:style-name="T7">'seasons'</text:span> =&gt; $personalStatistics-&gt;getAvailableSeasons(),</text:p>
      <text:p text:style-name="P362"><text:span text:style-name="T7">'currentSeason'</text:span> =&gt; $season,</text:p>
      <text:p text:style-name="P362">]));</text:p>
      <text:p text:style-name="P362">} <text:span text:style-name="T6">else</text:span> {</text:p>
      <text:p text:style-name="P362"><text:span text:style-name="T6">$this</text:span>-&gt;application-&gt;error403(<text:span text:style-name="T6">__FILE__</text:span>, <text:span text:style-name="T6">__LINE__</text:span>);</text:p>
      <text:p text:style-name="P362">}</text:p>
      <text:p text:style-name="P362">}</text:p>
      <text:p text:style-name="P362">}</text:p>
      <text:p text:style-name="P364">Exemple de vue :</text:p>
      <text:p text:style-name="P362">{<text:span text:style-name="T6">layout </text:span><text:span text:style-name="T7">'../layout.latte'</text:span>}</text:p>
      <text:p text:style-name="P362"/>
      <text:p text:style-name="P362">{<text:span text:style-name="T6">block </text:span>title}Stat{<text:span text:style-name="T6">/block</text:span>}</text:p>
      <text:p text:style-name="P362"/>
      <text:p text:style-name="P362">{<text:span text:style-name="T6">block </text:span>navbar}</text:p>
      <text:p text:style-name="P362">{<text:span text:style-name="T6">include </text:span><text:span text:style-name="T7">'../navbar/home.latte'</text:span>}</text:p>
      <text:p text:style-name="P362">{<text:span text:style-name="T6">/block</text:span>}</text:p>
      <text:p text:style-name="P362"/>
      <text:p text:style-name="P362">{<text:span text:style-name="T6">block </text:span>content}</text:p>
      <text:p text:style-name="P362"><text:span text:style-name="T8">&lt;div</text:span> <text:span text:style-name="T9">class</text:span>=<text:span text:style-name="T6">"container mt-4"</text:span><text:span text:style-name="T8">&gt;</text:span></text:p>
      <text:p text:style-name="P3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2"><text:span text:style-name="T8">&lt;div</text:span> <text:span text:style-name="T9">class</text:span>=<text:span text:style-name="T6">"card mb-4"</text:span><text:span text:style-name="T8">&gt;</text:span></text:p>
      <text:p text:style-name="P362"><text:span text:style-name="T8">&lt;div</text:span> <text:span text:style-name="T9">class</text:span>=<text:span text:style-name="T6">"card-header"</text:span><text:span text:style-name="T8">&gt;</text:span></text:p>
      <text:p text:style-name="P362"><text:soft-page-break/><text:span text:style-name="T8">&lt;div</text:span> <text:span text:style-name="T9">class</text:span>=<text:span text:style-name="T6">"row"</text:span><text:span text:style-name="T8">&gt;</text:span></text:p>
      <text:p text:style-name="P362"><text:span text:style-name="T8">&lt;div</text:span> <text:span text:style-name="T9">class</text:span>=<text:span text:style-name="T6">"col"</text:span><text:span text:style-name="T8">&gt;</text:span></text:p>
      <text:p text:style-name="P3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2">&lt;/div&gt;</text:p>
      <text:p text:style-name="P362">...</text:p>
      <text:p text:style-name="P365">Et la route :</text:p>
      <text:p text:style-name="P362">$personStatisticsController = $container-&gt;get(<text:span text:style-name="T7">'app\controllers\PersonStatisticsController'</text:span>);</text:p>
      <text:p text:style-name="P362">$flight-&gt;route(<text:span text:style-name="T7">'GET /statistics/person'</text:span>, <text:span text:style-name="T6">function</text:span>() <text:span text:style-name="T6">use</text:span> ($personStatisticsController) {$personStatisticsController-&gt;showStatistics();});</text:p>
      <text:p text:style-name="P365"/>
      <text:p text:style-name="P366">Avec ce<text:span text:style-name="T2">s</text:span> table<text:span text:style-name="T2">s</text:span> :</text:p>
      <text:p text:style-name="P362">CREATE TABLE "Person" (</text:p>
      <text:p text:style-name="P362"><text:tab/>"Id"<text:tab/>INTEGER,</text:p>
      <text:p text:style-name="P362"><text:tab/>"Email"<text:tab/>TEXT NOT NULL UNIQUE,</text:p>
      <text:p text:style-name="P362"><text:tab/>"Password"<text:tab/>TEXT,</text:p>
      <text:p text:style-name="P362"><text:tab/>"FirstName"<text:tab/>TEXT NOT NULL,</text:p>
      <text:p text:style-name="P362"><text:tab/>"LastName"<text:tab/>TEXT NOT NULL,</text:p>
      <text:p text:style-name="P362"><text:tab/>"NickName"<text:tab/>TEXT,</text:p>
      <text:p text:style-name="P362"><text:tab/>"Avatar"<text:tab/>TEXT,</text:p>
      <text:p text:style-name="P362"><text:tab/>"UseGravatar"<text:tab/>TEXT NOT NULL DEFAULT 'no',</text:p>
      <text:p text:style-name="P362"><text:tab/>"Token"<text:tab/>TEXT,</text:p>
      <text:p text:style-name="P362"><text:tab/>"TokenCreatedAt"<text:tab/>TEXT,</text:p>
      <text:p text:style-name="P362"><text:tab/>"Availabilities"<text:tab/>TEXT,</text:p>
      <text:p text:style-name="P362"><text:tab/>"Preferences"<text:tab/>TEXT,</text:p>
      <text:p text:style-name="P362"><text:tab/>"Imported"<text:tab/>INTEGER NOT NULL DEFAULT 0,</text:p>
      <text:p text:style-name="P362"><text:tab/>"Inactivated"<text:tab/>INTEGER NOT NULL DEFAULT 0,</text:p>
      <text:p text:style-name="P362"><text:tab/>"Phone"<text:tab/>TEXT,</text:p>
      <text:p text:style-name="P362"><text:tab/>"Presentation"<text:tab/>TEXT,</text:p>
      <text:p text:style-name="P362"><text:tab/>"InPresentationDirectory"<text:tab/>INTEGER NOT NULL DEFAULT 0,</text:p>
      <text:p text:style-name="P362"><text:tab/>PRIMARY KEY("Id")</text:p>
      <text:p text:style-name="P362">);</text:p>
      <text:p text:style-name="P366">On veut <text:span text:style-name="T107">pouvoir permettre aux utilisateurs de créer leur présentation.</text:span></text:p>
      <text:p text:style-name="P367">Celle-ci devrait contenir du texte mis en forme, une photo, un point sur une carte pour indiquer le lieu d’habitation (au niveau du quartier uniquement) et une case à cocher pour figurer dans le trombinoscope.</text:p>
      <text:h text:style-name="P368" text:outline-level="1">Localisation des membres</text:h>
      <text:p text:style-name="P36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70">├── app</text:p>
      <text:p text:style-name="P370">│   ├── api</text:p>
      <text:p text:style-name="P370">│   ├── controllers</text:p>
      <text:p text:style-name="P370">│   ├── helpers</text:p>
      <text:p text:style-name="P370">│   │   └── database</text:p>
      <text:p text:style-name="P370">│   ├── images</text:p>
      <text:p text:style-name="P370">│   ├── js</text:p>
      <text:p text:style-name="P370">│   │   ├── admin</text:p>
      <text:p text:style-name="P370">│   │   ├── alerts</text:p>
      <text:p text:style-name="P370">│   <text:s text:c="4"/>├── …</text:p>
      <text:p text:style-name="P370">│   └── views</text:p>
      <text:p text:style-name="P370">│   <text:s text:c="4"/>├── admin</text:p>
      <text:p text:style-name="P370">│   <text:s text:c="4"/>├── alerts</text:p>
      <text:p text:style-name="P370"><text:soft-page-break/>│   <text:s text:c="4"/>├── common</text:p>
      <text:p text:style-name="P370">│   <text:s text:c="4"/>└── …</text:p>
      <text:p text:style-name="P371">Les contrôleurs héritent de</text:p>
      <text:p text:style-name="P370"><text:span text:style-name="T6">abstract</text:span> <text:span text:style-name="T6">class</text:span> BaseController</text:p>
      <text:p text:style-name="P370">{</text:p>
      <text:p text:style-name="P370"><text:span text:style-name="T6">protected</text:span> PDO $pdo;</text:p>
      <text:p text:style-name="P370"><text:span text:style-name="T6">protected</text:span> $fluent;</text:p>
      <text:p text:style-name="P370"><text:span text:style-name="T6">protected</text:span> Engine $flight;</text:p>
      <text:p text:style-name="P370"><text:span text:style-name="T6">protected</text:span> $latte;</text:p>
      <text:p text:style-name="P370"><text:span text:style-name="T6">protected</text:span> Application $application;</text:p>
      <text:p text:style-name="P370"><text:span text:style-name="T6">protected</text:span> Params $params;</text:p>
      <text:p text:style-name="P370"><text:span text:style-name="T6">protected</text:span> $authorizations;</text:p>
      <text:p text:style-name="P370"/>
      <text:p text:style-name="P370"><text:span text:style-name="T6">public</text:span> <text:span text:style-name="T6">function</text:span> __construct(PDO $pdo, Engine $flight)</text:p>
      <text:p text:style-name="P370">{</text:p>
      <text:p text:style-name="P370"><text:span text:style-name="T6">$this</text:span>-&gt;pdo = $pdo;</text:p>
      <text:p text:style-name="P370"><text:span text:style-name="T6">$this</text:span>-&gt;fluent = <text:span text:style-name="T6">new</text:span> \Envms\FluentPDO\Query($pdo);</text:p>
      <text:p text:style-name="P370"><text:span text:style-name="T6">$this</text:span>-&gt;flight = $flight;</text:p>
      <text:p text:style-name="P370"><text:span text:style-name="T6">$this</text:span>-&gt;latte = <text:span text:style-name="T6">new</text:span> LatteEngine();</text:p>
      <text:p text:style-name="P370">…</text:p>
      <text:p text:style-name="P372">Exemple de contrôleur :</text:p>
      <text:p text:style-name="P370">&lt;?php</text:p>
      <text:p text:style-name="P370"><text:span text:style-name="T6">namespace</text:span> app\controllers;</text:p>
      <text:p text:style-name="P370"><text:span text:style-name="T6">use</text:span> app\helpers\PersonStatistics;</text:p>
      <text:p text:style-name="P370"><text:span text:style-name="T6">class</text:span> PersonStatisticsController <text:span text:style-name="T6">extends</text:span> BaseController</text:p>
      <text:p text:style-name="P370">{</text:p>
      <text:p text:style-name="P370"><text:span text:style-name="T6">public</text:span> <text:span text:style-name="T6">function</text:span> showStatistics()</text:p>
      <text:p text:style-name="P370">{</text:p>
      <text:p text:style-name="P370"><text:span text:style-name="T6">if</text:span> ($person = <text:span text:style-name="T6">$this</text:span>-&gt;getPerson([])) {</text:p>
      <text:p text:style-name="P370">$personalStatistics = <text:span text:style-name="T6">new</text:span> PersonStatistics(<text:span text:style-name="T6">$this</text:span>-&gt;pdo);</text:p>
      <text:p text:style-name="P370">$season = $personalStatistics-&gt;getSeasonRange();</text:p>
      <text:p text:style-name="P370">echo <text:span text:style-name="T6">$this</text:span>-&gt;latte-&gt;render(<text:span text:style-name="T7">'app/views/user/statistics.latte'</text:span>, <text:span text:style-name="T6">$this</text:span>-&gt;params-&gt;getAll([</text:p>
      <text:p text:style-name="P370"><text:span text:style-name="T7">'stats'</text:span> =&gt; $personalStatistics-&gt;getStats($person, $season[<text:span text:style-name="T7">'start'</text:span>], $season[<text:span text:style-name="T7">'end'</text:span>]),</text:p>
      <text:p text:style-name="P370"><text:span text:style-name="T7">'seasons'</text:span> =&gt; $personalStatistics-&gt;getAvailableSeasons(),</text:p>
      <text:p text:style-name="P370"><text:span text:style-name="T7">'currentSeason'</text:span> =&gt; $season,</text:p>
      <text:p text:style-name="P370">]));</text:p>
      <text:p text:style-name="P370">} <text:span text:style-name="T6">else</text:span> {</text:p>
      <text:p text:style-name="P370"><text:span text:style-name="T6">$this</text:span>-&gt;application-&gt;error403(<text:span text:style-name="T6">__FILE__</text:span>, <text:span text:style-name="T6">__LINE__</text:span>);</text:p>
      <text:p text:style-name="P370">}</text:p>
      <text:p text:style-name="P370">}</text:p>
      <text:p text:style-name="P370">}</text:p>
      <text:p text:style-name="P372">Exemple de vue :</text:p>
      <text:p text:style-name="P370">{<text:span text:style-name="T6">layout </text:span><text:span text:style-name="T7">'../layout.latte'</text:span>}</text:p>
      <text:p text:style-name="P370"/>
      <text:p text:style-name="P370">{<text:span text:style-name="T6">block </text:span>title}Stat{<text:span text:style-name="T6">/block</text:span>}</text:p>
      <text:p text:style-name="P370"/>
      <text:p text:style-name="P370">{<text:span text:style-name="T6">block </text:span>navbar}</text:p>
      <text:p text:style-name="P370">{<text:span text:style-name="T6">include </text:span><text:span text:style-name="T7">'../navbar/home.latte'</text:span>}</text:p>
      <text:p text:style-name="P370">{<text:span text:style-name="T6">/block</text:span>}</text:p>
      <text:p text:style-name="P370"/>
      <text:p text:style-name="P370">{<text:span text:style-name="T6">block </text:span>content}</text:p>
      <text:p text:style-name="P370"><text:span text:style-name="T8">&lt;div</text:span> <text:span text:style-name="T9">class</text:span>=<text:span text:style-name="T6">"container mt-4"</text:span><text:span text:style-name="T8">&gt;</text:span></text:p>
      <text:p text:style-name="P37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70"><text:span text:style-name="T8">&lt;div</text:span> <text:span text:style-name="T9">class</text:span>=<text:span text:style-name="T6">"card mb-4"</text:span><text:span text:style-name="T8">&gt;</text:span></text:p>
      <text:p text:style-name="P370"><text:span text:style-name="T8">&lt;div</text:span> <text:span text:style-name="T9">class</text:span>=<text:span text:style-name="T6">"card-header"</text:span><text:span text:style-name="T8">&gt;</text:span></text:p>
      <text:p text:style-name="P370"><text:soft-page-break/><text:span text:style-name="T8">&lt;div</text:span> <text:span text:style-name="T9">class</text:span>=<text:span text:style-name="T6">"row"</text:span><text:span text:style-name="T8">&gt;</text:span></text:p>
      <text:p text:style-name="P370"><text:span text:style-name="T8">&lt;div</text:span> <text:span text:style-name="T9">class</text:span>=<text:span text:style-name="T6">"col"</text:span><text:span text:style-name="T8">&gt;</text:span></text:p>
      <text:p text:style-name="P37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70">&lt;/div&gt;</text:p>
      <text:p text:style-name="P370">...</text:p>
      <text:p text:style-name="P373">Et la route :</text:p>
      <text:p text:style-name="P370">$personStatisticsController = $container-&gt;get(<text:span text:style-name="T7">'app\controllers\PersonStatisticsController'</text:span>);</text:p>
      <text:p text:style-name="P370">$flight-&gt;route(<text:span text:style-name="T7">'GET /statistics/person'</text:span>, <text:span text:style-name="T6">function</text:span>() <text:span text:style-name="T6">use</text:span> ($personStatisticsController) {$personStatisticsController-&gt;showStatistics();});</text:p>
      <text:p text:style-name="P373"/>
      <text:p text:style-name="P374">Avec ce<text:span text:style-name="T2">s</text:span> table<text:span text:style-name="T2">s</text:span> :</text:p>
      <text:p text:style-name="P375"><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70"/>
      <text:p text:style-name="P374">On veut <text:span text:style-name="T108">afficher une carte avec un point correspondant à la localisation des utilisateurs qui figure dans le trombinoscope (InPresentationDirectory == 1)</text:span></text:p>
      <text:h text:style-name="P376" text:outline-level="1">Conversation</text:h>
      <text:p text:style-name="P37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378"><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379"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379"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379"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379"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379"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379" text:outline-level="2">Avec ce<text:span text:style-name="T2">s</text:span> table<text:span text:style-name="T2">s</text:span> :</text:h>
      <text:p text:style-name="P380"><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8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1"><text:soft-page-break/>CREATE TABLE "Message" (</text:p>
      <text:p text:style-name="P381"><text:tab/>"Id"<text:tab/>INTEGER,</text:p>
      <text:p text:style-name="P381"><text:tab/>"EventId"<text:tab/>INTEGER NOT NULL,</text:p>
      <text:p text:style-name="P381"><text:tab/>"PersonId"<text:tab/>INTEGER NOT NULL,</text:p>
      <text:p text:style-name="P381"><text:tab/>"Text"<text:tab/>INTEGER NOT NULL,</text:p>
      <text:p text:style-name="P381"><text:tab/>PRIMARY KEY("Id"),</text:p>
      <text:p text:style-name="P381"><text:tab/>FOREIGN KEY("EventId") REFERENCES "Event"("Id"),</text:p>
      <text:p text:style-name="P381"><text:tab/>FOREIGN KEY("PersonId") REFERENCES "Person"("Id")</text:p>
      <text:p text:style-name="P381">);</text:p>
      <text:p text:style-name="P382">On veut <text:span text:style-name="T109">pouvoir ajouter des messages à un évènement en les présentant sous la forme d’un « chat »</text:span></text:p>
      <text:p text:style-name="P383">On connaît $person et $event.</text:p>
      <text:p text:style-name="P383">Il faut afficher en haut le titre de l’évènement la date et le lieu.</text:p>
      <text:p text:style-name="P383">Puis pour chaque message l’avatar de l’auteur (son gravatar, ou son avatar, ou une silhouette)</text:p>
      <text:p text:style-name="P383">L’auteur d’un message peut le modifier en cliquant dessus. Le message s’ajoutent les uns à la suite des autres.</text:p>
      <text:h text:style-name="P384" text:outline-level="1">Attribute</text:h>
      <text:p text:style-name="P385">Avec ces tables</text:p>
      <text:p text:style-name="P386"><text:span text:style-name="T6">CREATE</text:span> <text:span text:style-name="T6">TABLE</text:span> IF <text:span text:style-name="T6">NOT</text:span> <text:span text:style-name="T6">EXISTS</text:span> <text:span text:style-name="T7">"Attribute"</text:span> (</text:p>
      <text:p text:style-name="P29"><text:span text:style-name="T7">"Id"</text:span> <text:span text:style-name="T6">INTEGER</text:span>,</text:p>
      <text:p text:style-name="P29"><text:span text:style-name="T7">"Name"</text:span> <text:span text:style-name="T6">TEXT</text:span> <text:span text:style-name="T6">NOT NULL</text:span>,</text:p>
      <text:p text:style-name="P29"><text:span text:style-name="T7">"Detail"</text:span> <text:span text:style-name="T6">TEXT</text:span> <text:span text:style-name="T6">NOT NULL</text:span>,</text:p>
      <text:p text:style-name="P29"><text:span text:style-name="T7">"Color"</text:span> <text:span text:style-name="T6">TEXT</text:span> <text:span text:style-name="T6">NOT NULL</text:span>,</text:p>
      <text:p text:style-name="P29"><text:span text:style-name="T6">PRIMARY KEY</text:span>(<text:span text:style-name="T7">"Id"</text:span>)</text:p>
      <text:p text:style-name="P29">);</text:p>
      <text:p text:style-name="P386"><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5">Je veux compléter ce contrôleur pour pouvoir afficher dans la vue dans des tooltips tous les attributs de tous les types d’évènements</text:p>
      <text:p text:style-name="P387"><text:span text:style-name="T6">public</text:span> <text:span text:style-name="T6">function</text:span> preferences()</text:p>
      <text:p text:style-name="P29">{</text:p>
      <text:p text:style-name="P29"><text:span text:style-name="T6">if</text:span> ($person = <text:span text:style-name="T6">$this</text:span>-&gt;getPerson([], <text:span text:style-name="T10">1</text:span>)) {</text:p>
      <text:p text:style-name="P33"/>
      <text:p text:style-name="P29"><text:span text:style-name="T6">if</text:span> ($_SERVER[<text:span text:style-name="T7">'REQUEST_METHOD'</text:span>] === <text:span text:style-name="T7">'POST'</text:span>) {</text:p>
      <text:p text:style-name="P29">$preferences = $_POST[<text:span text:style-name="T7">'preferences'</text:span>];</text:p>
      <text:p text:style-name="P29">$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9">$query-&gt;execute([json_encode($preferences)]);</text:p>
      <text:p text:style-name="P29"><text:span text:style-name="T6">$this</text:span>-&gt;flight-&gt;redirect(<text:span text:style-name="T7">'/user'</text:span>);</text:p>
      <text:p text:style-name="P29">} <text:span text:style-name="T6">else</text:span> <text:span text:style-name="T6">if</text:span> ($_SERVER[<text:span text:style-name="T7">'REQUEST_METHOD'</text:span>] === <text:span text:style-name="T7">'GET'</text:span>) {</text:p>
      <text:p text:style-name="P29">$preferences = json_decode($person[<text:span text:style-name="T7">'Preferences'</text:span>] ?? <text:span text:style-name="T7">''</text:span>, <text:span text:style-name="T6">true</text:span>);</text:p>
      <text:p text:style-name="P29">$query = <text:span text:style-name="T6">$this</text:span>-&gt;pdo-&gt;prepare(<text:span text:style-name="T7">"</text:span></text:p>
      <text:p text:style-name="P30">SELECT et.*</text:p>
      <text:p text:style-name="P30">FROM EventType et</text:p>
      <text:p text:style-name="P30">LEFT JOIN `Group` g ON et.IdGroup = g.Id</text:p>
      <text:p text:style-name="P30">WHERE et.Inactivated = 0 </text:p>
      <text:p text:style-name="P30"><text:soft-page-break/>AND (</text:p>
      <text:p text:style-name="P30">g.Id IN (</text:p>
      <text:p text:style-name="P30">SELECT pg.IdGroup</text:p>
      <text:p text:style-name="P30">FROM PersonGroup pg</text:p>
      <text:p text:style-name="P30">WHERE pg.IdPerson = ? AND pg.IdGroup = g.Id</text:p>
      <text:p text:style-name="P30">)</text:p>
      <text:p text:style-name="P30">OR et.IdGroup is NULL)</text:p>
      <text:p text:style-name="P30">ORDER BY et.Name</text:p>
      <text:p text:style-name="P29"><text:span text:style-name="T7">"</text:span>);</text:p>
      <text:p text:style-name="P29">$query-&gt;execute([$person[<text:span text:style-name="T7">'Id'</text:span>]]);</text:p>
      <text:p text:style-name="P29">$eventTypes = $query-&gt;fetchAll(PDO::FETCH_ASSOC);</text:p>
      <text:p text:style-name="P29">echo <text:span text:style-name="T6">$this</text:span>-&gt;latte-&gt;render(<text:span text:style-name="T7">'app/views/user/preferences.latte'</text:span>, <text:span text:style-name="T6">$this</text:span>-&gt;params-&gt;getAll([</text:p>
      <text:p text:style-name="P29"><text:span text:style-name="T7">'currentPreferences'</text:span> =&gt; $preferences,</text:p>
      <text:p text:style-name="P29"><text:span text:style-name="T7">'eventTypes'</text:span> =&gt; $eventTypes</text:p>
      <text:p text:style-name="P29">]));</text:p>
      <text:p text:style-name="P29">} <text:span text:style-name="T6">else</text:span> {</text:p>
      <text:p text:style-name="P29"><text:span text:style-name="T6">$this</text:span>-&gt;application-&gt;error470($_SERVER[<text:span text:style-name="T7">'REQUEST_METHOD'</text:span>], <text:span text:style-name="T6">__FILE__</text:span>, <text:span text:style-name="T6">__LINE__</text:spa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h text:style-name="P388" text:outline-level="1">Gauss</text:h>
      <text:p text:style-name="P38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90">├── app</text:p>
      <text:p text:style-name="P390">│   ├── api</text:p>
      <text:p text:style-name="P390">│   <text:s text:c="4"/>└── …</text:p>
      <text:p text:style-name="P390">│   ├── controllers</text:p>
      <text:p text:style-name="P390">│   <text:s text:c="4"/>└── …</text:p>
      <text:p text:style-name="P390">│   ├── helpers</text:p>
      <text:p text:style-name="P390">│   <text:s text:c="4"/>└── …</text:p>
      <text:p text:style-name="P390">│   ├── images</text:p>
      <text:p text:style-name="P390">│   ├── js</text:p>
      <text:p text:style-name="P390">│   <text:s text:c="4"/>└── …</text:p>
      <text:p text:style-name="P390">│   └── views</text:p>
      <text:p text:style-name="P390">│   <text:s text:c="4"/>└── …</text:p>
      <text:p text:style-name="P391">Les contrôleurs héritent de</text:p>
      <text:p text:style-name="P390"><text:span text:style-name="T6">abstract</text:span> <text:span text:style-name="T6">class</text:span> BaseController</text:p>
      <text:p text:style-name="P390">{</text:p>
      <text:p text:style-name="P390"><text:span text:style-name="T6">protected</text:span> PDO $pdo;</text:p>
      <text:p text:style-name="P390"><text:span text:style-name="T6">protected</text:span> $fluent;</text:p>
      <text:p text:style-name="P390"><text:span text:style-name="T6">protected</text:span> Engine $flight;</text:p>
      <text:p text:style-name="P390"><text:span text:style-name="T6">protected</text:span> $latte;</text:p>
      <text:p text:style-name="P390"><text:span text:style-name="T6">protected</text:span> Application $application;</text:p>
      <text:p text:style-name="P390"><text:span text:style-name="T6">protected</text:span> Params $params;</text:p>
      <text:p text:style-name="P390"><text:span text:style-name="T6">protected</text:span> $authorizations;</text:p>
      <text:p text:style-name="P390"/>
      <text:p text:style-name="P390"><text:span text:style-name="T6">public</text:span> <text:span text:style-name="T6">function</text:span> __construct(PDO $pdo, Engine $flight)</text:p>
      <text:p text:style-name="P390">{</text:p>
      <text:p text:style-name="P390"><text:span text:style-name="T6">$this</text:span>-&gt;pdo = $pdo;</text:p>
      <text:p text:style-name="P390"><text:span text:style-name="T6">$this</text:span>-&gt;fluent = <text:span text:style-name="T6">new</text:span> \Envms\FluentPDO\Query($pdo);</text:p>
      <text:p text:style-name="P390"><text:span text:style-name="T6">$this</text:span>-&gt;flight = $flight;</text:p>
      <text:p text:style-name="P390"><text:span text:style-name="T6">$this</text:span>-&gt;latte = <text:span text:style-name="T6">new</text:span> LatteEngine();</text:p>
      <text:p text:style-name="P390"><text:soft-page-break/>…</text:p>
      <text:h text:style-name="P392" text:outline-level="2">Exemple de contrôleur :</text:h>
      <text:p text:style-name="P390">&lt;?php</text:p>
      <text:p text:style-name="P390"><text:span text:style-name="T6">namespace</text:span> app\controllers;</text:p>
      <text:p text:style-name="P390"><text:span text:style-name="T6">use</text:span> app\helpers\PersonStatistics;</text:p>
      <text:p text:style-name="P390"><text:span text:style-name="T6">class</text:span> PersonStatisticsController <text:span text:style-name="T6">extends</text:span> BaseController</text:p>
      <text:p text:style-name="P390">{</text:p>
      <text:p text:style-name="P390"><text:span text:style-name="T6">public</text:span> <text:span text:style-name="T6">function</text:span> showStatistics()</text:p>
      <text:p text:style-name="P390">{</text:p>
      <text:p text:style-name="P390"><text:span text:style-name="T6">if</text:span> ($person = <text:span text:style-name="T6">$this</text:span>-&gt;getPerson([])) {</text:p>
      <text:p text:style-name="P390">$personalStatistics = <text:span text:style-name="T6">new</text:span> PersonStatistics(<text:span text:style-name="T6">$this</text:span>-&gt;pdo);</text:p>
      <text:p text:style-name="P390">$season = $personalStatistics-&gt;getSeasonRange();</text:p>
      <text:p text:style-name="P390">echo <text:span text:style-name="T6">$this</text:span>-&gt;latte-&gt;render(<text:span text:style-name="T7">'app/views/user/statistics.latte'</text:span>, <text:span text:style-name="T6">$this</text:span>-&gt;params-&gt;getAll([</text:p>
      <text:p text:style-name="P390"><text:span text:style-name="T7">'stats'</text:span> =&gt; $personalStatistics-&gt;getStats($person, $season[<text:span text:style-name="T7">'start'</text:span>], $season[<text:span text:style-name="T7">'end'</text:span>]),</text:p>
      <text:p text:style-name="P390"><text:span text:style-name="T7">'seasons'</text:span> =&gt; $personalStatistics-&gt;getAvailableSeasons(),</text:p>
      <text:p text:style-name="P390"><text:span text:style-name="T7">'currentSeason'</text:span> =&gt; $season,</text:p>
      <text:p text:style-name="P390">]));</text:p>
      <text:p text:style-name="P390">} <text:span text:style-name="T6">else</text:span> {</text:p>
      <text:p text:style-name="P390"><text:span text:style-name="T6">$this</text:span>-&gt;application-&gt;error403(<text:span text:style-name="T6">__FILE__</text:span>, <text:span text:style-name="T6">__LINE__</text:span>);</text:p>
      <text:p text:style-name="P390">…</text:p>
      <text:h text:style-name="P392" text:outline-level="2">Exemple de vue :</text:h>
      <text:p text:style-name="P390">{<text:span text:style-name="T6">layout </text:span><text:span text:style-name="T7">'../layout.latte'</text:span>}</text:p>
      <text:p text:style-name="P390"/>
      <text:p text:style-name="P390">{<text:span text:style-name="T6">block </text:span>title}Stat{<text:span text:style-name="T6">/block</text:span>}</text:p>
      <text:p text:style-name="P390"/>
      <text:p text:style-name="P390">{<text:span text:style-name="T6">block </text:span>navbar}</text:p>
      <text:p text:style-name="P390">{<text:span text:style-name="T6">include </text:span><text:span text:style-name="T7">'../navbar/home.latte'</text:span>}</text:p>
      <text:p text:style-name="P390">{<text:span text:style-name="T6">/block</text:span>}</text:p>
      <text:p text:style-name="P390"/>
      <text:p text:style-name="P390">{<text:span text:style-name="T6">block </text:span>content}</text:p>
      <text:p text:style-name="P390"><text:span text:style-name="T8">&lt;div</text:span> <text:span text:style-name="T9">class</text:span>=<text:span text:style-name="T6">"container mt-4"</text:span><text:span text:style-name="T8">&gt;</text:span></text:p>
      <text:p text:style-name="P39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90"><text:span text:style-name="T8">&lt;div</text:span> <text:span text:style-name="T9">class</text:span>=<text:span text:style-name="T6">"card mb-4"</text:span><text:span text:style-name="T8">&gt;</text:span></text:p>
      <text:p text:style-name="P390"><text:span text:style-name="T8">&lt;div</text:span> <text:span text:style-name="T9">class</text:span>=<text:span text:style-name="T6">"card-header"</text:span><text:span text:style-name="T8">&gt;</text:span></text:p>
      <text:p text:style-name="P390"><text:span text:style-name="T8">&lt;div</text:span> <text:span text:style-name="T9">class</text:span>=<text:span text:style-name="T6">"row"</text:span><text:span text:style-name="T8">&gt;</text:span></text:p>
      <text:p text:style-name="P390"><text:span text:style-name="T8">&lt;div</text:span> <text:span text:style-name="T9">class</text:span>=<text:span text:style-name="T6">"col"</text:span><text:span text:style-name="T8">&gt;</text:span></text:p>
      <text:p text:style-name="P39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90">&lt;/div&gt;</text:p>
      <text:p text:style-name="P390">…</text:p>
      <text:h text:style-name="P392" text:outline-level="2">Exemple d’API</text:h>
      <text:p text:style-name="P390">&lt;?php</text:p>
      <text:p text:style-name="P390"><text:span text:style-name="T6">namespace</text:span> app\api;</text:p>
      <text:p text:style-name="P390"><text:span text:style-name="T6">use</text:span> Exception;</text:p>
      <text:p text:style-name="P390"><text:span text:style-name="T6">use</text:span> app\controllers\BaseController;</text:p>
      <text:p text:style-name="P390"><text:span text:style-name="T6">use</text:span> app\helpers\EventAudience;</text:p>
      <text:p text:style-name="P390"/>
      <text:p text:style-name="P390"><text:span text:style-name="T6">class</text:span> EventApi <text:span text:style-name="T6">extends</text:span> BaseController</text:p>
      <text:p text:style-name="P390">{</text:p>
      <text:p text:style-name="P390"><text:span text:style-name="T6">public</text:span> <text:span text:style-name="T6">function</text:span> createAttribute()</text:p>
      <text:p text:style-name="P390">{</text:p>
      <text:p text:style-name="P390"><text:span text:style-name="T6">if</text:span> (<text:span text:style-name="T6">$this</text:span>-&gt;getPerson([<text:span text:style-name="T7">'Webmaster'</text:span>])) {</text:p>
      <text:p text:style-name="P390"><text:soft-page-break/>$json = file_get_contents(<text:span text:style-name="T7">'php://input'</text:span>);</text:p>
      <text:p text:style-name="P390">$data = json_decode($json, <text:span text:style-name="T6">true</text:span>);</text:p>
      <text:p text:style-name="P390"/>
      <text:p text:style-name="P390"><text:span text:style-name="T6">try</text:span> {</text:p>
      <text:p text:style-name="P390"><text:span text:style-name="T6">$this</text:span>-&gt;pdo-&gt;beginTransaction();</text:p>
      <text:p text:style-name="P390">$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390">$query-&gt;execute([$data[<text:span text:style-name="T7">'name'</text:span>], $data[<text:span text:style-name="T7">'detail'</text:span>], $data[<text:span text:style-name="T7">'color'</text:span>]]);</text:p>
      <text:p text:style-name="P390"><text:span text:style-name="T6">$this</text:span>-&gt;pdo-&gt;commit();</text:p>
      <text:p text:style-name="P390"/>
      <text:p text:style-name="P390">header(<text:span text:style-name="T7">'Content-Type: application/json'</text:span>);</text:p>
      <text:p text:style-name="P390">echo json_encode([<text:span text:style-name="T7">'success'</text:span> =&gt; <text:span text:style-name="T6">true</text:span>]);</text:p>
      <text:p text:style-name="P390">} <text:span text:style-name="T6">catch</text:span> (\Exception $e) {</text:p>
      <text:p text:style-name="P390"><text:span text:style-name="T6">$this</text:span>-&gt;pdo-&gt;rollBack();</text:p>
      <text:p text:style-name="P390">header(<text:span text:style-name="T7">'Content-Type: application/json'</text:span>, <text:span text:style-name="T6">true</text:span>, <text:span text:style-name="T10">500</text:span>);</text:p>
      <text:p text:style-name="P390">echo json_encode([<text:span text:style-name="T7">'success'</text:span> =&gt; <text:span text:style-name="T6">false</text:span>, <text:span text:style-name="T7">'message'</text:span> =&gt; $e-&gt;getMessage()]);</text:p>
      <text:p text:style-name="P390">}</text:p>
      <text:p text:style-name="P390">} <text:span text:style-name="T6">else</text:span> {</text:p>
      <text:p text:style-name="P390">header(<text:span text:style-name="T7">'Content-Type: application/json'</text:span>, <text:span text:style-name="T6">true</text:span>, <text:span text:style-name="T10">403</text:span>);</text:p>
      <text:p text:style-name="P390">echo json_encode([<text:span text:style-name="T7">'success'</text:span> =&gt; <text:span text:style-name="T6">false</text:span>, <text:span text:style-name="T7">'message'</text:span> =&gt; <text:span text:style-name="T7">'User not allowed'</text:span>]);</text:p>
      <text:p text:style-name="P390">}</text:p>
      <text:p text:style-name="P390">}</text:p>
      <text:p text:style-name="P390">…</text:p>
      <text:h text:style-name="P392" text:outline-level="2">Exemple de helper</text:h>
      <text:p text:style-name="P390">&lt;?php</text:p>
      <text:p text:style-name="P390"><text:span text:style-name="T6">namespace</text:span> app\helpers;</text:p>
      <text:p text:style-name="P390"><text:span text:style-name="T6">use</text:span> PDO;</text:p>
      <text:p text:style-name="P390"><text:span text:style-name="T6">class</text:span> Article</text:p>
      <text:p text:style-name="P390">{</text:p>
      <text:p text:style-name="P390"><text:span text:style-name="T6">private</text:span> $pdo;</text:p>
      <text:p text:style-name="P390"><text:span text:style-name="T6">private</text:span> $fluent;</text:p>
      <text:p text:style-name="P390"/>
      <text:p text:style-name="P390"><text:span text:style-name="T6">public</text:span> <text:span text:style-name="T6">function</text:span> __construct(PDO $pdo)</text:p>
      <text:p text:style-name="P390">{</text:p>
      <text:p text:style-name="P390"><text:span text:style-name="T6">$this</text:span>-&gt;pdo = $pdo;</text:p>
      <text:p text:style-name="P390"><text:span text:style-name="T6">$this</text:span>-&gt;fluent = <text:span text:style-name="T6">new</text:span> \Envms\FluentPDO\Query($pdo);</text:p>
      <text:p text:style-name="P390">}</text:p>
      <text:p text:style-name="P390"/>
      <text:p text:style-name="P390"><text:span text:style-name="T6">public</text:span> <text:span text:style-name="T6">function</text:span> hasSurvey($id)</text:p>
      <text:p text:style-name="P390">{</text:p>
      <text:p text:style-name="P390"><text:span text:style-name="T6">return</text:span> <text:span text:style-name="T6">$this</text:span>-&gt;fluent</text:p>
      <text:p text:style-name="P390">-&gt;from(<text:span text:style-name="T7">'Survey'</text:span>)</text:p>
      <text:p text:style-name="P390">-&gt;join(<text:span text:style-name="T7">'Article ON Survey.IdArticle = Article.Id'</text:span>)</text:p>
      <text:p text:style-name="P390">-&gt;where(<text:span text:style-name="T7">'IdArticle'</text:span>, $id)</text:p>
      <text:p text:style-name="P390">-&gt;where(<text:span text:style-name="T7">'ClosingDate &lt;= ?'</text:span>, date(<text:span text:style-name="T7">'now'</text:span>))</text:p>
      <text:p text:style-name="P390">-&gt;fetch();</text:p>
      <text:p text:style-name="P390">}</text:p>
      <text:p text:style-name="P390">…</text:p>
      <text:h text:style-name="P392" text:outline-level="2">Et la route :</text:h>
      <text:p text:style-name="P390">$personStatisticsController = $container-&gt;get(<text:span text:style-name="T7">'app\controllers\PersonStatisticsController'</text:span>);</text:p>
      <text:p text:style-name="P390">$flight-&gt;route(<text:span text:style-name="T7">'GET /statistics/person'</text:span>, <text:span text:style-name="T6">function</text:span>() <text:span text:style-name="T6">use</text:span> ($personStatisticsController) {$personStatisticsController-&gt;showStatistics();});</text:p>
      <text:h text:style-name="P392" text:outline-level="2"><text:soft-page-break/>Avec ce<text:span text:style-name="T2">s</text:span> table<text:span text:style-name="T2">s</text:span> :</text:h>
      <text:p text:style-name="P393"><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90">CREATE TABLE "Log" (</text:p>
      <text:p text:style-name="P390"><text:tab/>"Id"<text:tab/>INTEGER,</text:p>
      <text:p text:style-name="P390"><text:tab/>"IpAddress"<text:tab/>TEXT,</text:p>
      <text:p text:style-name="P390"><text:tab/>"Referer"<text:tab/>TEXT,</text:p>
      <text:p text:style-name="P390"><text:tab/>"Os"<text:tab/>TEXT,</text:p>
      <text:p text:style-name="P390"><text:tab/>"Browser"<text:tab/>TEXT,</text:p>
      <text:p text:style-name="P390"><text:tab/>"ScreenResolution"<text:tab/>TEXT,</text:p>
      <text:p text:style-name="P390"><text:tab/>"Type"<text:tab/>TEXT,</text:p>
      <text:p text:style-name="P390"><text:tab/>"Uri"<text:tab/>TEXT,</text:p>
      <text:p text:style-name="P390"><text:tab/>"Token"<text:tab/>TEXT,</text:p>
      <text:p text:style-name="P390"><text:tab/>"Who"<text:tab/>TEXT,</text:p>
      <text:p text:style-name="P390"><text:tab/>"CreatedAt"<text:tab/>TEXT NOT NULL DEFAULT current_timestamp,</text:p>
      <text:p text:style-name="P390"><text:tab/>"Code"<text:tab/>TEXT,</text:p>
      <text:p text:style-name="P390"><text:tab/>"Message"<text:tab/>TEXT,</text:p>
      <text:p text:style-name="P390"><text:tab/>PRIMARY KEY("Id")</text:p>
      <text:p text:style-name="P390">);</text:p>
      <text:p text:style-name="P394">On veut <text:span text:style-name="T110">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395">$person = le visiteur → le point sera plus gros dans sa tranche.</text:p>
      <text:p text:style-name="P396"><text:span text:style-name="T110">$season = </text:span><text:span text:style-name="T28">[</text:span><text:span text:style-name="T34">'start'</text:span><text:span text:style-name="T28"> =&gt; $seasonStart, </text:span><text:span text:style-name="T34">'end'</text:span><text:span text:style-name="T28"> =&gt; $seasonEnd];</text:span></text:p>
      <text:h text:style-name="P397" text:outline-level="1">Gérer l’envoi des courriels relatifs aux événements</text:h>
      <text:h text:style-name="Heading_20_3" text:outline-level="3">Cette vue affiche la liste des prochains événements</text:h>
      <text:p text:style-name="P398">{<text:span text:style-name="T6">layout </text:span><text:span text:style-name="T7">'../layout.latte'</text:span>}</text:p>
      <text:p text:style-name="P33"/>
      <text:p text:style-name="P29">{<text:span text:style-name="T6">block </text:span>title}Evènements{<text:span text:style-name="T6">/block</text:span>}</text:p>
      <text:p text:style-name="P33"/>
      <text:p text:style-name="P29"><text:soft-page-break/>{<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 d-flex gap-2"</text:span><text:span text:style-name="T8">&gt;</text:span></text:p>
      <text:p text:style-name="P29"><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9"><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9"><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9"><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message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text:soft-page-break/>&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person-&gt;Id ?? <text:span text:style-name="T6">false</text:span>) &amp;&amp; $mode == <text:span text:style-name="T7">'nex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pan text:style-name="T6">/if</text:span>}</text:p>
      <text:p text:style-name="P29">{<text:span text:style-name="T6">if </text:span>$isEventManager &amp;&amp; $mode == <text:span text:style-name="T7">'pas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9"><text:span text:style-name="T8">&lt;i</text:span> <text:span text:style-name="T9">class</text:span>=<text:span text:style-name="T6">"bi bi-files"</text:span><text:span text:style-name="T8">&gt;&lt;/i&gt;</text:span></text:p>
      <text:p text:style-name="P34">&lt;/button&gt;</text:p>
      <text:p text:style-name="P34">&lt;/div&gt;</text:p>
      <text:p text:style-name="P29">{<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event[<text:span text:style-name="T7">'messages'</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oft-page-break/><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gt;Id}"</text:span><text:span text:style-name="T8">&gt;</text:span>{$eventType-&gt;Name}<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oft-page-break/><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9">{$attribute-&gt;Name}</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Besoins<text:span text:style-name="T8">&lt;/label&gt;</text:span></text:p>
      <text:p text:style-name="P29"><text:span text:style-name="T8">&lt;div</text:span> <text:span text:style-name="T9">id</text:span>=<text:span text:style-name="T6">"needsList"</text:span> <text:span text:style-name="T9">class</text:span>=<text:span text:style-name="T6">"mb-2"</text:span><text:span text:style-name="T8">&gt;</text:span></text:p>
      <text:p text:style-name="P31">&lt;!-- Dynamically populated needs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NeedsSelect"</text:span> <text:span text:style-name="T9">class</text:span>=<text:span text:style-name="T6">"form-control"</text:span><text:span text:style-name="T8">&gt;</text:span></text:p>
      <text:p text:style-name="P29"><text:span text:style-name="T8">&lt;option</text:span> <text:span text:style-name="T9">value</text:span>=<text:span text:style-name="T6">""</text:span><text:span text:style-name="T8">&gt;</text:span>Sélectionnez d'abord un type de besoin<text:span text:style-name="T8">&lt;/option&gt;</text:span></text:p>
      <text:p text:style-name="P34">&lt;/select&gt;</text:p>
      <text:p text:style-name="P29"><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text:soft-page-break/>&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src</text:span>=<text:span text:style-name="T6">"/app/js/event/nextEvents.js"</text:span><text:span text:style-name="T8">&gt;&lt;/script&gt;</text:span></text:p>
      <text:p text:style-name="P29">{<text:span text:style-name="T6">/block</text:span>}</text:p>
      <text:p text:style-name="P399">À gauche du bouton crayon, on veut un bouton enveloppe qui ouvrira une modale pour envoyer des messages.</text:p>
      <text:p text:style-name="P399">Une combo<text:span text:style-name="T111">box</text:span> permet de choisir le type de message :</text:p>
      <text:list text:style-name="L33">
        <text:list-item>
          <text:p text:style-name="P400">Nouvel évènement (si aucun message n’a été envoyé)</text:p>
        </text:list-item>
        <text:list-item>
          <text:p text:style-name="P400">Rappel (si au moins un message a déjà été envoyé)</text:p>
        </text:list-item>
        <text:list-item>
          <text:p text:style-name="P400">Annulé (si au moins un message a déjà été envoyé)</text:p>
        </text:list-item>
        <text:list-item>
          <text:p text:style-name="P400">Modifié (si au moins un message a déjà été envoyé)</text:p>
        </text:list-item>
      </text:list>
      <text:p text:style-name="P399">Une combo<text:span text:style-name="T111">box</text:span> permet de choisir les destinataire<text:span text:style-name="T112">s</text:span> :</text:p>
      <text:list text:style-name="L34">
        <text:list-item>
          <text:p text:style-name="P401">Tous (si nouvel évènement)</text:p>
        </text:list-item>
        <text:list-item>
          <text:p text:style-name="P401">Tous les non-inscrits (si rappel)</text:p>
        </text:list-item>
        <text:list-item>
          <text:p text:style-name="P401">Tous les inscrits (si annulé ou modifié)</text:p>
        </text:list-item>
      </text:list>
      <text:p text:style-name="P399">Une zone de texte pour saisir un message.</text:p>
      <text:p text:style-name="P399">Un bouton pour envoyer les messages. Celui-ci appellera <text:span text:style-name="T112">POST </text:span>/api/email/send avec les paramètres suivants :</text:p>
      <text:list text:style-name="L35">
        <text:list-item>
          <text:p text:style-name="P402">EventId</text:p>
        </text:list-item>
        <text:list-item>
          <text:p text:style-name="P402">Titre du courriel (le type)</text:p>
        </text:list-item>
        <text:list-item>
          <text:p text:style-name="P402">Le corps du courriel (la zone de texte)</text:p>
        </text:list-item>
        <text:list-item>
          <text:p text:style-name="P402">Les destinataire<text:span text:style-name="T112">s</text:span></text:p>
        </text:list-item>
      </text:list>
      <text:p text:style-name="P403">$participantsCount et $messageCount sont envoyés par le contrôleur.</text:p>
      <text:h text:style-name="P404" text:outline-level="1">Calendrier hebdomadaire des évènements</text:h>
      <text:p text:style-name="P405">Afficher les évènements pour la semaine en cours et la semaine suivante dans un tableau avec une colonne indiquant la date du premier jour (lu) et dernier jour (di) de la semaine puis une colonne pour les 7 jours du lundi au dimanche. </text:p>
      <text:p text:style-name="P406"><text:span text:style-name="T113">Pour chaque évènement indiquer l’heure de début et la durée et un carré avec la couleur de l’attribut. Si aucun attribut, ajouter un carré </text:span><text:span text:style-name="T114">barré</text:span><text:span text:style-name="T113">. </text:span><text:span text:style-name="T114">Voici le code pour afficher les attributs</text:span></text:p>
      <text:p text:style-name="P407">&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oft-page-break/><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text:span text:style-name="Strong_20_Emphasis"><text:span text:style-name="T104">⌧</text:span></text:span></text:p>
      <text:p text:style-name="P29">{<text:span text:style-name="T6">/if</text:span>}</text:p>
      <text:p text:style-name="P34">&lt;/td&gt;</text:p>
      <text:p text:style-name="P405">La case correspondant au jour courant est encadré dans le tableau.</text:p>
      <text:h text:style-name="Heading_20_2" text:outline-level="2">Ce contrôleur sera utilisé :</text:h>
      <text:p text:style-name="P408"><text:span text:style-name="T6">public</text:span> <text:span text:style-name="T6">function</text:span> nextWeekEvents(): <text:span text:style-name="T6">void</text:span></text:p>
      <text:p text:style-name="P29">{</text:p>
      <text:p text:style-name="P29">$event = <text:span text:style-name="T6">new</text:span> Event(<text:span text:style-name="T6">$this</text:span>-&gt;pdo);</text:p>
      <text:p text:style-name="P409"><text:span text:style-name="T28">echo </text:span><text:span text:style-name="T30">$this</text:span><text:span text:style-name="T28">-&gt;latte-&gt;render(</text:span><text:span text:style-name="T34">'app/views/event/next</text:span><text:span text:style-name="T115">Week</text:span><text:span text:style-name="T34">Events.latte'</text:span><text:span text:style-name="T28">, </text:span><text:span text:style-name="T30">$this</text:span><text:span text:style-name="T28">-&gt;params-&gt;getAll([</text:span></text:p>
      <text:p text:style-name="P29"><text:span text:style-name="T7">'navItems'</text:span> =&gt; <text:span text:style-name="T6">$this</text:span>-&gt;getNavItems(),</text:p>
      <text:p text:style-name="P29"><text:span text:style-name="T7">'events'</text:span> =&gt; $event-&gt;get<text:span text:style-name="T114">NextWeek</text:span>Events(),</text:p>
      <text:p text:style-name="P29"><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9"><text:span text:style-name="T7">'eventAttributes'</text:span> =&gt; <text:span text:style-name="T6">$this</text:span>-&gt;fluent-&gt;from(<text:span text:style-name="T7">'Attribute'</text:span>)-&gt;fetchAll(<text:span text:style-name="T7">'Id'</text:span>, <text:span text:style-name="T7">'Name, Detail, Color'</text:span>),</text:p>
      <text:p text:style-name="P29">]));</text:p>
      <text:p text:style-name="P29">}</text:p>
      <text:h text:style-name="Heading_20_2" text:outline-level="2">Et la vue commencera comme ça :</text:h>
      <text:p text:style-name="P410">{<text:span text:style-name="T6">layout </text:span><text:span text:style-name="T7">'../layout.latte'</text:span>}</text:p>
      <text:p text:style-name="P33"/>
      <text:p text:style-name="P29">{<text:span text:style-name="T6">block </text:span>title}<text:span text:style-name="T116">Prochains é</text:span>v<text:span text:style-name="T116">é</text:span>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411">…</text:p>
      <text:h text:style-name="Heading_20_2" text:outline-level="2">Détail des tables utilisées :</text:h>
      <text:p text:style-name="P410"><text:span text:style-name="T6">CREATE</text:span> <text:span text:style-name="T6">TABLE</text:span> IF <text:span text:style-name="T6">NOT</text:span> <text:span text:style-name="T6">EXISTS</text:span> <text:span text:style-name="T7">"EventType"</text:span> (</text:p>
      <text:p text:style-name="P29"><text:soft-page-break/><text:span text:style-name="T7">"Id"</text:span> <text:span text:style-name="T6">INTEGER</text:span>,</text:p>
      <text:p text:style-name="P29"><text:span text:style-name="T7">"Name"</text:span> <text:span text:style-name="T6">TEXT</text:span> <text:span text:style-name="T6">NOT NULL</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IdGroup"</text:span> <text:span text:style-name="T6">INTEGER</text:span> <text:span text:style-name="T6">DEFAULT</text:span> <text:span text:style-name="T6">NULL</text:span>,</text:p>
      <text:p text:style-name="P29"><text:span text:style-name="T6">PRIMARY KEY</text:span>(<text:span text:style-name="T7">"Id"</text:span>),</text:p>
      <text:p text:style-name="P29"><text:span text:style-name="T6">FOREIGN KEY</text:span>(<text:span text:style-name="T7">"IdGroup"</text:span>) <text:span text:style-name="T6">REFERENCES</text:span> <text:span text:style-name="T7">"Group"</text:span>(<text:span text:style-name="T7">"Id"</text:span>)</text:p>
      <text:p text:style-name="P29">);</text:p>
      <text:p text:style-name="P29"><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Attribute"</text:span> (</text:p>
      <text:p text:style-name="P29"><text:span text:style-name="T7">"Id"</text:span> <text:span text:style-name="T6">INTEGER</text:span>,</text:p>
      <text:p text:style-name="P29"><text:span text:style-name="T7">"IdEvent"</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409"><text:span text:style-name="T28">);</text:span></text:p>
      <text:h text:style-name="P412"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1H48M48S</meta:editing-duration>
    <meta:editing-cycles>105</meta:editing-cycles>
    <meta:generator>LibreOffice/25.2.2.2$Linux_X86_64 LibreOffice_project/520$Build-2</meta:generator>
    <dc:title>Technical</dc:title>
    <dc:date>2025-05-26T11:02:48.301822566</dc:date>
    <meta:document-statistic meta:table-count="0" meta:image-count="13" meta:object-count="0" meta:page-count="139" meta:paragraph-count="6368" meta:word-count="25149" meta:character-count="219256" meta:non-whitespace-character-count="198030"/>
    <meta:template xlink:type="simple" xlink:actuate="onRequest" xlink:title="Technical" xlink:href="../../../../../.config/libreoffice/4/user/template/Technical.ott" meta:date="2025-01-03T07:52:16.606689178"/>
  </office:meta>
</office:document-meta>
</file>